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288cm"/>
    </style:style>
    <style:style style:name="co14" style:family="table-column">
      <style:table-column-properties fo:break-before="auto" style:column-width="6.946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51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7.161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8.767cm"/>
    </style:style>
    <style:style style:name="co27" style:family="table-column">
      <style:table-column-properties fo:break-before="auto" style:column-width="10.446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0.841cm"/>
    </style:style>
    <style:style style:name="co30" style:family="table-column">
      <style:table-column-properties fo:break-before="auto" style:column-width="13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.12cm" fo:break-before="auto" style:use-optimal-row-height="true"/>
    </style:style>
    <style:style style:name="ro5" style:family="table-row">
      <style:table-row-properties style:row-height="2.536cm" fo:break-before="auto" style:use-optimal-row-height="true"/>
    </style:style>
    <style:style style:name="ro6" style:family="table-row">
      <style:table-row-properties style:row-height="1.704cm" fo:break-before="auto" style:use-optimal-row-height="true"/>
    </style:style>
    <style:style style:name="ro7" style:family="table-row">
      <style:table-row-properties style:row-height="3.785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1.288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2.953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2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24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81d41a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a933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ackground-color="transparent"/>
      <style:text-properties fo:color="#81d41a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35" style:family="table-cell" style:parent-style-name="Default">
      <style:table-cell-properties fo:background-color="#00a933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4" style:family="table-cell" style:parent-style-name="Default" style:data-style-name="N157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8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2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38" style:family="table-cell" style:parent-style-name="Default">
      <style:text-properties fo:font-size="10pt" style:font-size-asian="10pt" style:font-size-complex="10pt"/>
    </style:style>
    <style:style style:name="ce13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ined 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3" table:default-cell-style-name="ce3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7"/>
        <table:table-column table:style-name="co4" table:number-columns-repeated="16376" table:default-cell-style-name="Default"/>
        <table:table-row table:style-name="ro1">
          <table:table-cell table:style-name="ce1"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IO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 office:value-type="string" office:string-value="XGPIOB[20] (default)" calcext:value-type="string">
            <text:p>XGPIOB[20] (default)</text:p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 office:value-type="string" office:string-value="GPIO0_B3 " calcext:value-type="string">
            <text:p>GPIO0_B3 </text:p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 office:value-type="string" office:string-value="XGPIOB[21] (default)" calcext:value-type="string">
            <text:p>XGPIOB[21] (default)</text:p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 office:value-type="string" office:string-value="GPIO0_B4 " calcext:value-type="string">
            <text:p>GPIO0_B4 </text:p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circuit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/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/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 office:value-type="string" office:string-value="GPIO2_A4 " calcext:value-type="string">
            <text:p>GPIO2_A4 </text:p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 office:value-type="string" office:string-value="XGPIOA[16] " calcext:value-type="string">
            <text:p>XGPIOA[16] </text:p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 office:value-type="string" office:string-value="GPIO2_A1 " calcext:value-type="string">
            <text:p>GPIO2_A1 </text:p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 office:value-type="string" office:string-value="XGPIOA[17] " calcext:value-type="string">
            <text:p>XGPIOA[17] </text:p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 office:value-type="string" office:string-value="GPIO2_A0 " calcext:value-type="string">
            <text:p>GPIO2_A0 </text:p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circuit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/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/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 office:value-type="string" office:string-value="GPIO0_B7 " calcext:value-type="string">
            <text:p>GPIO0_B7 </text:p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</text:p>
          </table:table-cell>
          <table:table-cell table:style-name="ce32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 office:value-type="string" office:string-value="XGPIOB[19] (default)" calcext:value-type="string">
            <text:p>XGPIOB[19] (default)</text:p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 office:value-type="string" office:string-value="GPIO2_A5 " calcext:value-type="string">
            <text:p>GPIO2_A5 </text:p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circuit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/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/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 office:value-type="string" office:string-value="GPIO0_C0 " calcext:value-type="string">
            <text:p>GPIO0_C0 </text:p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</text:p>
          </table:table-cell>
          <table:table-cell table:style-name="ce32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 office:value-type="string" office:string-value="XGPIOB[22] (default)" calcext:value-type="string">
            <text:p>XGPIOB[22] (default)</text:p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/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 office:value-type="string" office:string-value="GPIO0_C1 " calcext:value-type="string">
            <text:p>GPIO0_C1 </text:p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circuit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/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 office:value-type="string" office:string-value="XGPIOA[20] " calcext:value-type="string">
            <text:p>XGPIOA[20] </text:p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 office:value-type="string" office:string-value="GPIO2_B2 " calcext:value-type="string">
            <text:p>GPIO2_B2 </text:p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/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 office:value-type="string" office:string-value="XGPIOA[19] " calcext:value-type="string">
            <text:p>XGPIOA[19] </text:p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/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 office:value-type="string" office:string-value="GPIO2_B1 " calcext:value-type="string">
            <text:p>GPIO2_B1 </text:p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 office:value-type="string" office:string-value="XGPIOB[13] (default), RMII0_MDIO " calcext:value-type="string">
            <text:p>XGPIOB[13] (default), RMII0_MDIO </text:p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 office:value-type="string" office:string-value="GPIO1_C7 " calcext:value-type="string">
            <text:p>GPIO1_C7 </text:p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 office:value-type="string" office:string-value="XGPIOB[14] (default)" calcext:value-type="string">
            <text:p>XGPIOB[14] (default)</text:p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 office:value-type="string" office:string-value="GPIO1_C6 " calcext:value-type="string">
            <text:p>GPIO1_C6 </text:p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/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 office:value-type="string" office:string-value="XGPIOA[18] " calcext:value-type="string">
            <text:p>XGPIOA[18] </text:p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 office:value-type="string" office:string-value="GPIO2_A7 " calcext:value-type="string">
            <text:p>GPIO2_A7 </text:p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 office:value-type="string" office:string-value="XGPIOB[15] (default)" calcext:value-type="string">
            <text:p>XGPIOB[15] (default)</text:p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SPI2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SPI2_CLK " calcext:value-type="string">
            <text:p>SPI2_CLK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 office:value-type="string" office:string-value="GPIO1_D0 " calcext:value-type="string">
            <text:p>GPIO1_D0 </text:p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/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 office:value-type="string" office:string-value="XGPIOB[16] (default)" calcext:value-type="string">
            <text:p>XGPIOB[16] (default)</text:p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/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 office:value-type="string" office:string-value="GPIO1_D1 " calcext:value-type="string">
            <text:p>GPIO1_D1 </text:p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UART2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/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 office:value-type="string" office:string-value="XGPIOA[28] " calcext:value-type="string">
            <text:p>XGPIOA[28] </text:p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/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62" office:value-type="string" calcext:value-type="string" table:number-columns-spanned="2" table:number-rows-spanned="1">
            <text:p>POWER_IO_1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 office:value-type="string" office:string-value="GPIO2_B5 " calcext:value-type="string">
            <text:p>GPIO2_B5 </text:p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1.8V – XGPIOC[12]</text:p>
          </table:table-cell>
          <table:table-cell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/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62" office:value-type="string" calcext:value-type="string" table:number-columns-spanned="2" table:number-rows-spanned="1">
            <text:p>POWER_IO_2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 office:value-type="string" office:string-value="GPIO2_B6 " calcext:value-type="string">
            <text:p>GPIO2_B6 </text:p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43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/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/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 office:value-type="string" office:string-value="GPIO2_B7 " calcext:value-type="string">
            <text:p>GPIO2_B7 </text:p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/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2" office:value-type="string" calcext:value-type="string">
            <text:p>XGPIOC[21]</text:p>
          </table:table-cell>
          <table:table-cell table:style-name="ce35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/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/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 office:value-type="string" office:string-value="GPIO2_C0 " calcext:value-type="string">
            <text:p>GPIO2_C0 </text:p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47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/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47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/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Default"/>
          <table:table-cell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Default"/>
          <table:table-cell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24" office:value-type="string" calcext:value-type="string">
            <text:p>XGPIOC[19]</text:p>
          </table:table-cell>
          <table:table-cell table:style-name="ce53" office:value-type="string" calcext:value-type="string">
            <text:p>PN532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 office:value-type="string" office:string-value="XGPIOC[19] (default)" calcext:value-type="string">
            <text:p>XGPIOC[19] (default)</text:p>
          </table:table-cell>
          <table:table-cell table:formula="of:=[$'Rock Pi S pinout'.B40]" office:value-type="string" office:string-value="GPOI3_B5 " calcext:value-type="string">
            <text:p>GPOI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24" office:value-type="string" calcext:value-type="string">
            <text:p>PWR_GPIO[0]</text:p>
          </table:table-cell>
          <table:table-cell table:style-name="ce53" office:value-type="string" calcext:value-type="string">
            <text:p>PN532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 office:value-type="string" office:string-value="PWR_GPIO[0] (default)" calcext:value-type="string">
            <text:p>PWR_GPIO[0] (default)</text:p>
          </table:table-cell>
          <table:table-cell table:formula="of:=[$'Rock Pi S pinout'.B41]" office:value-type="string" office:string-value="GPOI3_B4 " calcext:value-type="string">
            <text:p>GPOI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2" office:value-type="string" calcext:value-type="string">
            <text:p>XGPIOC[18]</text:p>
          </table:table-cell>
          <table:table-cell table:style-name="ce22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/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formula="of:=[$'Rock Pi S pinout'.B42]" office:value-type="string" office:string-value="GPOI3_B3 " calcext:value-type="string">
            <text:p>GPOI3_B3 </text:p>
          </table:table-cell>
          <table:table-cell/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2" office:value-type="string" calcext:value-type="string">
            <text:p>PWR_GPIO[1]</text:p>
          </table:table-cell>
          <table:table-cell table:style-name="ce22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/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formula="of:=[$'Rock Pi S pinout'.B43]" office:value-type="string" office:string-value="GPOI3_B2 " calcext:value-type="string">
            <text:p>GPOI3_B2 </text:p>
          </table:table-cell>
          <table:table-cell/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Default" office:value-type="string" calcext:value-type="string">
            <text:p>3V3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/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 office:value-type="string" office:string-value="GPIO2_B4 " calcext:value-type="string">
            <text:p>GPIO2_B4 </text:p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2" office:value-type="string" calcext:value-type="string">
            <text:p>PWR_GPIO[2]</text:p>
          </table:table-cell>
          <table:table-cell table:style-name="ce35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/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/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 office:value-type="string" office:string-value="GPIO2_B3 " calcext:value-type="string">
            <text:p>GPIO2_B3 </text:p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Default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/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 office:value-type="string" office:string-value="GPIO2_B0 " calcext:value-type="string">
            <text:p>GPIO2_B0 </text:p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2" office:value-type="string" calcext:value-type="string">
            <text:p>XGPIOB[3]</text:p>
          </table:table-cell>
          <table:table-cell table:style-name="ce35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/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/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 office:value-type="string" office:string-value="GPIO2_A6 " calcext:value-type="string">
            <text:p>GPIO2_A6 </text:p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number-columns-repeated="2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26" office:value-type="string" calcext:value-type="string">
            <text:p>XGPIOB[2]</text:p>
          </table:table-cell>
          <table:table-cell table:style-name="ce51" office:value-type="string" calcext:value-type="string">
            <text:p>NC</text:p>
          </table:table-cell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 office:value-type="string" office:string-value="XGPIOB[2] (default)" calcext:value-type="string">
            <text:p>XGPIOB[2] (default)</text:p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/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26" office:value-type="string" calcext:value-type="string">
            <text:p>XGPIOB[1]</text:p>
          </table:table-cell>
          <table:table-cell table:style-name="ce51" office:value-type="string" calcext:value-type="string">
            <text:p>NC</text:p>
          </table:table-cell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 office:value-type="string" office:string-value="XGPIOB[1] (default)" calcext:value-type="string">
            <text:p>XGPIOB[1] (default)</text:p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/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/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/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64" office:value-type="float" office:value="0" calcext:value-type="float">
            <text:p>SG2000 MUX 0</text:p>
          </table:table-cell>
          <table:table-cell table:style-name="ce64" office:value-type="float" office:value="1" calcext:value-type="float">
            <text:p>SG2000 MUX 1</text:p>
          </table:table-cell>
          <table:table-cell table:style-name="ce64" office:value-type="float" office:value="2" calcext:value-type="float">
            <text:p>SG2000 MUX 2</text:p>
          </table:table-cell>
          <table:table-cell table:style-name="ce64" office:value-type="float" office:value="3" calcext:value-type="float">
            <text:p>SG2000 MUX 3</text:p>
          </table:table-cell>
          <table:table-cell table:style-name="ce64" office:value-type="float" office:value="4" calcext:value-type="float">
            <text:p>SG2000 MUX 4</text:p>
          </table:table-cell>
          <table:table-cell table:style-name="ce64" office:value-type="float" office:value="5" calcext:value-type="float">
            <text:p>SG2000 MUX 5</text:p>
          </table:table-cell>
          <table:table-cell table:style-name="ce64" office:value-type="float" office:value="6" calcext:value-type="float">
            <text:p>SG2000 MUX 6</text:p>
          </table:table-cell>
          <table:table-cell table:style-name="ce64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7" office:value-type="string" calcext:value-type="string">
            <text:p>Rock Pi S Num</text:p>
          </table:table-cell>
          <table:table-cell table:style-name="ce67" office:value-type="string" calcext:value-type="string">
            <text:p>Func1 </text:p>
          </table:table-cell>
          <table:table-cell table:style-name="ce67" office:value-type="string" calcext:value-type="string">
            <text:p>Func2 </text:p>
          </table:table-cell>
          <table:table-cell table:style-name="ce67" office:value-type="string" calcext:value-type="string">
            <text:p>Func3 </text:p>
          </table:table-cell>
          <table:table-cell table:style-name="ce67" office:value-type="string" calcext:value-type="string">
            <text:p>Func4 </text:p>
          </table:table-cell>
        </table:table-row>
        <table:table-row table:style-name="ro1">
          <table:table-cell table:formula="of:=[$'Rock Pi S raw pinout'.F3]" office:value-type="float" office:value="1" calcext:value-type="float">
            <text:p>1</text:p>
          </table:table-cell>
          <table:table-cell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formula="of:=IF([$'Rock Pi S raw pinout'.D3]=&quot;&quot;;&quot;&quot;;[$'Rock Pi S raw pinout'.D3])">
            <text:p/>
          </table:table-cell>
          <table:table-cell table:formula="of:=IF([$'Rock Pi S raw pinout'.C3]=&quot;&quot;;&quot;&quot;;[$'Rock Pi S raw pinout'.C3])">
            <text:p/>
          </table:table-cell>
          <table:table-cell table:formula="of:=IF([$'Rock Pi S raw pinout'.B3]=&quot;&quot;;&quot;&quot;;[$'Rock Pi S raw pinout'.B3])">
            <text:p/>
          </table:table-cell>
        </table:table-row>
        <table:table-row table:style-name="ro1">
          <table:table-cell table:formula="of:=[$'Rock Pi S raw pinout'.G3]" office:value-type="float" office:value="2" calcext:value-type="float">
            <text:p>2</text:p>
          </table:table-cell>
          <table:table-cell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formula="of:=IF([$'Rock Pi S raw pinout'.I3]=&quot;&quot;;&quot;&quot;;[$'Rock Pi S raw pinout'.I3])">
            <text:p/>
          </table:table-cell>
          <table:table-cell table:formula="of:=IF([$'Rock Pi S raw pinout'.J3]=&quot;&quot;;&quot;&quot;;[$'Rock Pi S raw pinout'.J3])">
            <text:p/>
          </table:table-cell>
          <table:table-cell table:formula="of:=IF([$'Rock Pi S raw pinout'.K3]=&quot;&quot;;&quot;&quot;;[$'Rock Pi S raw pinout'.K3])">
            <text:p/>
          </table:table-cell>
        </table:table-row>
        <table:table-row table:style-name="ro1">
          <table:table-cell table:formula="of:=[$'Rock Pi S raw pinout'.F4]" office:value-type="float" office:value="3" calcext:value-type="float">
            <text:p>3</text:p>
          </table:table-cell>
          <table:table-cell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formula="of:=IF([$'Rock Pi S raw pinout'.C4]=&quot;&quot;;&quot;&quot;;[$'Rock Pi S raw pinout'.C4])">
            <text:p/>
          </table:table-cell>
          <table:table-cell table:formula="of:=IF([$'Rock Pi S raw pinout'.B4]=&quot;&quot;;&quot;&quot;;[$'Rock Pi S raw pinout'.B4])">
            <text:p/>
          </table:table-cell>
        </table:table-row>
        <table:table-row table:style-name="ro1">
          <table:table-cell table:formula="of:=[$'Rock Pi S raw pinout'.G4]" office:value-type="float" office:value="4" calcext:value-type="float">
            <text:p>4</text:p>
          </table:table-cell>
          <table:table-cell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formula="of:=IF([$'Rock Pi S raw pinout'.I4]=&quot;&quot;;&quot;&quot;;[$'Rock Pi S raw pinout'.I4])">
            <text:p/>
          </table:table-cell>
          <table:table-cell table:formula="of:=IF([$'Rock Pi S raw pinout'.J4]=&quot;&quot;;&quot;&quot;;[$'Rock Pi S raw pinout'.J4])">
            <text:p/>
          </table:table-cell>
          <table:table-cell table:formula="of:=IF([$'Rock Pi S raw pinout'.K4]=&quot;&quot;;&quot;&quot;;[$'Rock Pi S raw pinout'.K4])">
            <text:p/>
          </table:table-cell>
        </table:table-row>
        <table:table-row table:style-name="ro1">
          <table:table-cell table:formula="of:=[$'Rock Pi S raw pinout'.F5]" office:value-type="float" office:value="5" calcext:value-type="float">
            <text:p>5</text:p>
          </table:table-cell>
          <table:table-cell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formula="of:=IF([$'Rock Pi S raw pinout'.C5]=&quot;&quot;;&quot;&quot;;[$'Rock Pi S raw pinout'.C5])">
            <text:p/>
          </table:table-cell>
          <table:table-cell table:formula="of:=IF([$'Rock Pi S raw pinout'.B5]=&quot;&quot;;&quot;&quot;;[$'Rock Pi S raw pinout'.B5])">
            <text:p/>
          </table:table-cell>
        </table:table-row>
        <table:table-row table:style-name="ro1">
          <table:table-cell table:formula="of:=[$'Rock Pi S raw pinout'.G5]" office:value-type="float" office:value="6" calcext:value-type="float">
            <text:p>6</text:p>
          </table:table-cell>
          <table:table-cell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formula="of:=IF([$'Rock Pi S raw pinout'.I5]=&quot;&quot;;&quot;&quot;;[$'Rock Pi S raw pinout'.I5])">
            <text:p/>
          </table:table-cell>
          <table:table-cell table:formula="of:=IF([$'Rock Pi S raw pinout'.J5]=&quot;&quot;;&quot;&quot;;[$'Rock Pi S raw pinout'.J5])">
            <text:p/>
          </table:table-cell>
          <table:table-cell table:formula="of:=IF([$'Rock Pi S raw pinout'.K5]=&quot;&quot;;&quot;&quot;;[$'Rock Pi S raw pinout'.K5])">
            <text:p/>
          </table:table-cell>
        </table:table-row>
        <table:table-row table:style-name="ro1">
          <table:table-cell table:formula="of:=[$'Rock Pi S raw pinout'.F6]" office:value-type="float" office:value="7" calcext:value-type="float">
            <text:p>7</text:p>
          </table:table-cell>
          <table:table-cell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formula="of:=IF([$'Rock Pi S raw pinout'.B6]=&quot;&quot;;&quot;&quot;;[$'Rock Pi S raw pinout'.B6])">
            <text:p/>
          </table:table-cell>
        </table:table-row>
        <table:table-row table:style-name="ro1">
          <table:table-cell table:formula="of:=[$'Rock Pi S raw pinout'.G6]" office:value-type="float" office:value="8" calcext:value-type="float">
            <text:p>8</text:p>
          </table:table-cell>
          <table:table-cell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formula="of:=IF([$'Rock Pi S raw pinout'.K6]=&quot;&quot;;&quot;&quot;;[$'Rock Pi S raw pinout'.K6])">
            <text:p/>
          </table:table-cell>
        </table:table-row>
        <table:table-row table:style-name="ro1">
          <table:table-cell table:formula="of:=[$'Rock Pi S raw pinout'.F7]" office:value-type="float" office:value="9" calcext:value-type="float">
            <text:p>9</text:p>
          </table:table-cell>
          <table:table-cell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formula="of:=IF([$'Rock Pi S raw pinout'.D7]=&quot;&quot;;&quot;&quot;;[$'Rock Pi S raw pinout'.D7])">
            <text:p/>
          </table:table-cell>
          <table:table-cell table:formula="of:=IF([$'Rock Pi S raw pinout'.C7]=&quot;&quot;;&quot;&quot;;[$'Rock Pi S raw pinout'.C7])">
            <text:p/>
          </table:table-cell>
          <table:table-cell table:formula="of:=IF([$'Rock Pi S raw pinout'.B7]=&quot;&quot;;&quot;&quot;;[$'Rock Pi S raw pinout'.B7])">
            <text:p/>
          </table:table-cell>
        </table:table-row>
        <table:table-row table:style-name="ro1">
          <table:table-cell table:formula="of:=[$'Rock Pi S raw pinout'.G7]" office:value-type="float" office:value="10" calcext:value-type="float">
            <text:p>10</text:p>
          </table:table-cell>
          <table:table-cell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formula="of:=IF([$'Rock Pi S raw pinout'.K7]=&quot;&quot;;&quot;&quot;;[$'Rock Pi S raw pinout'.K7])">
            <text:p/>
          </table:table-cell>
        </table:table-row>
        <table:table-row table:style-name="ro1">
          <table:table-cell table:formula="of:=[$'Rock Pi S raw pinout'.F8]" office:value-type="float" office:value="11" calcext:value-type="float">
            <text:p>11</text:p>
          </table:table-cell>
          <table:table-cell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formula="of:=IF([$'Rock Pi S raw pinout'.B8]=&quot;&quot;;&quot;&quot;;[$'Rock Pi S raw pinout'.B8])">
            <text:p/>
          </table:table-cell>
        </table:table-row>
        <table:table-row table:style-name="ro1">
          <table:table-cell table:formula="of:=[$'Rock Pi S raw pinout'.G8]" office:value-type="float" office:value="12" calcext:value-type="float">
            <text:p>12</text:p>
          </table:table-cell>
          <table:table-cell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formula="of:=IF([$'Rock Pi S raw pinout'.J8]=&quot;&quot;;&quot;&quot;;[$'Rock Pi S raw pinout'.J8])">
            <text:p/>
          </table:table-cell>
          <table:table-cell table:formula="of:=IF([$'Rock Pi S raw pinout'.K8]=&quot;&quot;;&quot;&quot;;[$'Rock Pi S raw pinout'.K8])">
            <text:p/>
          </table:table-cell>
        </table:table-row>
        <table:table-row table:style-name="ro1">
          <table:table-cell table:formula="of:=[$'Rock Pi S raw pinout'.F9]" office:value-type="float" office:value="13" calcext:value-type="float">
            <text:p>13</text:p>
          </table:table-cell>
          <table:table-cell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formula="of:=IF([$'Rock Pi S raw pinout'.B9]=&quot;&quot;;&quot;&quot;;[$'Rock Pi S raw pinout'.B9])">
            <text:p/>
          </table:table-cell>
        </table:table-row>
        <table:table-row table:style-name="ro1">
          <table:table-cell table:formula="of:=[$'Rock Pi S raw pinout'.G9]" office:value-type="float" office:value="14" calcext:value-type="float">
            <text:p>14</text:p>
          </table:table-cell>
          <table:table-cell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formula="of:=IF([$'Rock Pi S raw pinout'.I9]=&quot;&quot;;&quot;&quot;;[$'Rock Pi S raw pinout'.I9])">
            <text:p/>
          </table:table-cell>
          <table:table-cell table:formula="of:=IF([$'Rock Pi S raw pinout'.J9]=&quot;&quot;;&quot;&quot;;[$'Rock Pi S raw pinout'.J9])">
            <text:p/>
          </table:table-cell>
          <table:table-cell table:formula="of:=IF([$'Rock Pi S raw pinout'.K9]=&quot;&quot;;&quot;&quot;;[$'Rock Pi S raw pinout'.K9])">
            <text:p/>
          </table:table-cell>
        </table:table-row>
        <table:table-row table:style-name="ro1">
          <table:table-cell table:formula="of:=[$'Rock Pi S raw pinout'.F10]" office:value-type="float" office:value="15" calcext:value-type="float">
            <text:p>15</text:p>
          </table:table-cell>
          <table:table-cell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formula="of:=IF([$'Rock Pi S raw pinout'.C10]=&quot;&quot;;&quot;&quot;;[$'Rock Pi S raw pinout'.C10])">
            <text:p/>
          </table:table-cell>
          <table:table-cell table:formula="of:=IF([$'Rock Pi S raw pinout'.B10]=&quot;&quot;;&quot;&quot;;[$'Rock Pi S raw pinout'.B10])">
            <text:p/>
          </table:table-cell>
        </table:table-row>
        <table:table-row table:style-name="ro1">
          <table:table-cell table:formula="of:=[$'Rock Pi S raw pinout'.G10]" office:value-type="float" office:value="16" calcext:value-type="float">
            <text:p>16</text:p>
          </table:table-cell>
          <table:table-cell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formula="of:=IF([$'Rock Pi S raw pinout'.J10]=&quot;&quot;;&quot;&quot;;[$'Rock Pi S raw pinout'.J10])">
            <text:p/>
          </table:table-cell>
          <table:table-cell table:formula="of:=IF([$'Rock Pi S raw pinout'.K10]=&quot;&quot;;&quot;&quot;;[$'Rock Pi S raw pinout'.K10])">
            <text:p/>
          </table:table-cell>
        </table:table-row>
        <table:table-row table:style-name="ro1">
          <table:table-cell table:formula="of:=[$'Rock Pi S raw pinout'.F11]" office:value-type="float" office:value="17" calcext:value-type="float">
            <text:p>17</text:p>
          </table:table-cell>
          <table:table-cell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formula="of:=IF([$'Rock Pi S raw pinout'.D11]=&quot;&quot;;&quot;&quot;;[$'Rock Pi S raw pinout'.D11])">
            <text:p/>
          </table:table-cell>
          <table:table-cell table:formula="of:=IF([$'Rock Pi S raw pinout'.C11]=&quot;&quot;;&quot;&quot;;[$'Rock Pi S raw pinout'.C11])">
            <text:p/>
          </table:table-cell>
          <table:table-cell table:formula="of:=IF([$'Rock Pi S raw pinout'.B11]=&quot;&quot;;&quot;&quot;;[$'Rock Pi S raw pinout'.B11])">
            <text:p/>
          </table:table-cell>
        </table:table-row>
        <table:table-row table:style-name="ro1">
          <table:table-cell table:formula="of:=[$'Rock Pi S raw pinout'.G11]" office:value-type="float" office:value="18" calcext:value-type="float">
            <text:p>18</text:p>
          </table:table-cell>
          <table:table-cell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formula="of:=IF([$'Rock Pi S raw pinout'.J11]=&quot;&quot;;&quot;&quot;;[$'Rock Pi S raw pinout'.J11])">
            <text:p/>
          </table:table-cell>
          <table:table-cell table:formula="of:=IF([$'Rock Pi S raw pinout'.K11]=&quot;&quot;;&quot;&quot;;[$'Rock Pi S raw pinout'.K11])">
            <text:p/>
          </table:table-cell>
        </table:table-row>
        <table:table-row table:style-name="ro1">
          <table:table-cell table:formula="of:=[$'Rock Pi S raw pinout'.F12]" office:value-type="float" office:value="19" calcext:value-type="float">
            <text:p>19</text:p>
          </table:table-cell>
          <table:table-cell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formula="of:=IF([$'Rock Pi S raw pinout'.B12]=&quot;&quot;;&quot;&quot;;[$'Rock Pi S raw pinout'.B12])" office:value-type="string" office:string-value="SPI2_MOSI " calcext:value-type="string">
            <text:p>SPI2_MOSI </text:p>
          </table:table-cell>
        </table:table-row>
        <table:table-row table:style-name="ro1">
          <table:table-cell table:formula="of:=[$'Rock Pi S raw pinout'.G12]" office:value-type="float" office:value="20" calcext:value-type="float">
            <text:p>20</text:p>
          </table:table-cell>
          <table:table-cell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formula="of:=IF([$'Rock Pi S raw pinout'.I12]=&quot;&quot;;&quot;&quot;;[$'Rock Pi S raw pinout'.I12])">
            <text:p/>
          </table:table-cell>
          <table:table-cell table:formula="of:=IF([$'Rock Pi S raw pinout'.J12]=&quot;&quot;;&quot;&quot;;[$'Rock Pi S raw pinout'.J12])">
            <text:p/>
          </table:table-cell>
          <table:table-cell table:formula="of:=IF([$'Rock Pi S raw pinout'.K12]=&quot;&quot;;&quot;&quot;;[$'Rock Pi S raw pinout'.K12])">
            <text:p/>
          </table:table-cell>
        </table:table-row>
        <table:table-row table:style-name="ro1">
          <table:table-cell table:formula="of:=[$'Rock Pi S raw pinout'.F13]" office:value-type="float" office:value="21" calcext:value-type="float">
            <text:p>21</text:p>
          </table:table-cell>
          <table:table-cell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formula="of:=IF([$'Rock Pi S raw pinout'.B13]=&quot;&quot;;&quot;&quot;;[$'Rock Pi S raw pinout'.B13])" office:value-type="string" office:string-value="SPI2_MISO " calcext:value-type="string">
            <text:p>SPI2_MISO </text:p>
          </table:table-cell>
        </table:table-row>
        <table:table-row table:style-name="ro1">
          <table:table-cell table:formula="of:=[$'Rock Pi S raw pinout'.G13]" office:value-type="float" office:value="22" calcext:value-type="float">
            <text:p>22</text:p>
          </table:table-cell>
          <table:table-cell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formula="of:=IF([$'Rock Pi S raw pinout'.J13]=&quot;&quot;;&quot;&quot;;[$'Rock Pi S raw pinout'.J13])">
            <text:p/>
          </table:table-cell>
          <table:table-cell table:formula="of:=IF([$'Rock Pi S raw pinout'.K13]=&quot;&quot;;&quot;&quot;;[$'Rock Pi S raw pinout'.K13])">
            <text:p/>
          </table:table-cell>
        </table:table-row>
        <table:table-row table:style-name="ro1">
          <table:table-cell table:formula="of:=[$'Rock Pi S raw pinout'.F14]" office:value-type="float" office:value="23" calcext:value-type="float">
            <text:p>23</text:p>
          </table:table-cell>
          <table:table-cell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formula="of:=IF([$'Rock Pi S raw pinout'.B14]=&quot;&quot;;&quot;&quot;;[$'Rock Pi S raw pinout'.B14])" office:value-type="string" office:string-value="SPI2_CLK " calcext:value-type="string">
            <text:p>SPI2_CLK </text:p>
          </table:table-cell>
        </table:table-row>
        <table:table-row table:style-name="ro1">
          <table:table-cell table:formula="of:=[$'Rock Pi S raw pinout'.G14]" office:value-type="float" office:value="24" calcext:value-type="float">
            <text:p>24</text:p>
          </table:table-cell>
          <table:table-cell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formula="of:=IF([$'Rock Pi S raw pinout'.K14]=&quot;&quot;;&quot;&quot;;[$'Rock Pi S raw pinout'.K14])" office:value-type="string" office:string-value="SPI2_CSN0 " calcext:value-type="string">
            <text:p>SPI2_CSN0 </text:p>
          </table:table-cell>
        </table:table-row>
        <table:table-row table:style-name="ro1">
          <table:table-cell table:formula="of:=[$'Rock Pi S raw pinout'.F15]" office:value-type="float" office:value="25" calcext:value-type="float">
            <text:p>25</text:p>
          </table:table-cell>
          <table:table-cell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formula="of:=IF([$'Rock Pi S raw pinout'.D15]=&quot;&quot;;&quot;&quot;;[$'Rock Pi S raw pinout'.D15])">
            <text:p/>
          </table:table-cell>
          <table:table-cell table:formula="of:=IF([$'Rock Pi S raw pinout'.C15]=&quot;&quot;;&quot;&quot;;[$'Rock Pi S raw pinout'.C15])">
            <text:p/>
          </table:table-cell>
          <table:table-cell table:formula="of:=IF([$'Rock Pi S raw pinout'.B15]=&quot;&quot;;&quot;&quot;;[$'Rock Pi S raw pinout'.B15])">
            <text:p/>
          </table:table-cell>
        </table:table-row>
        <table:table-row table:style-name="ro1">
          <table:table-cell table:formula="of:=[$'Rock Pi S raw pinout'.G15]" office:value-type="float" office:value="26" calcext:value-type="float">
            <text:p>26</text:p>
          </table:table-cell>
          <table:table-cell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formula="of:=IF([$'Rock Pi S raw pinout'.I15]=&quot;&quot;;&quot;&quot;;[$'Rock Pi S raw pinout'.I15])">
            <text:p/>
          </table:table-cell>
          <table:table-cell table:formula="of:=IF([$'Rock Pi S raw pinout'.J15]=&quot;&quot;;&quot;&quot;;[$'Rock Pi S raw pinout'.J15])">
            <text:p/>
          </table:table-cell>
          <table:table-cell table:formula="of:=IF([$'Rock Pi S raw pinout'.K15]=&quot;&quot;;&quot;&quot;;[$'Rock Pi S raw pinout'.K15])">
            <text:p/>
          </table:table-cell>
        </table:table-row>
        <table:table-row table:style-name="ro1">
          <table:table-cell table:formula="of:=[$'Rock Pi S raw pinout'.F16]" office:value-type="float" office:value="27" calcext:value-type="float">
            <text:p>27</text:p>
          </table:table-cell>
          <table:table-cell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formula="of:=IF([$'Rock Pi S raw pinout'.D16]=&quot;&quot;;&quot;&quot;;[$'Rock Pi S raw pinout'.D16])">
            <text:p/>
          </table:table-cell>
          <table:table-cell table:formula="of:=IF([$'Rock Pi S raw pinout'.C16]=&quot;&quot;;&quot;&quot;;[$'Rock Pi S raw pinout'.C16])">
            <text:p/>
          </table:table-cell>
          <table:table-cell table:formula="of:=IF([$'Rock Pi S raw pinout'.B16]=&quot;&quot;;&quot;&quot;;[$'Rock Pi S raw pinout'.B16])">
            <text:p/>
          </table:table-cell>
        </table:table-row>
        <table:table-row table:style-name="ro1">
          <table:table-cell table:formula="of:=[$'Rock Pi S raw pinout'.G16]" office:value-type="float" office:value="28" calcext:value-type="float">
            <text:p>28</text:p>
          </table:table-cell>
          <table:table-cell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formula="of:=IF([$'Rock Pi S raw pinout'.K16]=&quot;&quot;;&quot;&quot;;[$'Rock Pi S raw pinout'.K16])">
            <text:p/>
          </table:table-cell>
        </table:table-row>
        <table:table-row table:style-name="ro1">
          <table:table-cell table:formula="of:=[$'Rock Pi S raw pinout'.F17]" office:value-type="float" office:value="29" calcext:value-type="float">
            <text:p>29</text:p>
          </table:table-cell>
          <table:table-cell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formula="of:=IF([$'Rock Pi S raw pinout'.D17]=&quot;&quot;;&quot;&quot;;[$'Rock Pi S raw pinout'.D17])">
            <text:p/>
          </table:table-cell>
          <table:table-cell table:formula="of:=IF([$'Rock Pi S raw pinout'.C17]=&quot;&quot;;&quot;&quot;;[$'Rock Pi S raw pinout'.C17])">
            <text:p/>
          </table:table-cell>
          <table:table-cell table:formula="of:=IF([$'Rock Pi S raw pinout'.B17]=&quot;&quot;;&quot;&quot;;[$'Rock Pi S raw pinout'.B17])">
            <text:p/>
          </table:table-cell>
        </table:table-row>
        <table:table-row table:style-name="ro1">
          <table:table-cell table:formula="of:=[$'Rock Pi S raw pinout'.G17]" office:value-type="float" office:value="30" calcext:value-type="float">
            <text:p>30</text:p>
          </table:table-cell>
          <table:table-cell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formula="of:=IF([$'Rock Pi S raw pinout'.K17]=&quot;&quot;;&quot;&quot;;[$'Rock Pi S raw pinout'.K17])">
            <text:p/>
          </table:table-cell>
        </table:table-row>
        <table:table-row table:style-name="ro1">
          <table:table-cell table:formula="of:=[$'Rock Pi S raw pinout'.F18]" office:value-type="float" office:value="31" calcext:value-type="float">
            <text:p>31</text:p>
          </table:table-cell>
          <table:table-cell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formula="of:=IF([$'Rock Pi S raw pinout'.D18]=&quot;&quot;;&quot;&quot;;[$'Rock Pi S raw pinout'.D18])">
            <text:p/>
          </table:table-cell>
          <table:table-cell table:formula="of:=IF([$'Rock Pi S raw pinout'.C18]=&quot;&quot;;&quot;&quot;;[$'Rock Pi S raw pinout'.C18])">
            <text:p/>
          </table:table-cell>
          <table:table-cell table:formula="of:=IF([$'Rock Pi S raw pinout'.B18]=&quot;&quot;;&quot;&quot;;[$'Rock Pi S raw pinout'.B18])">
            <text:p/>
          </table:table-cell>
        </table:table-row>
        <table:table-row table:style-name="ro1">
          <table:table-cell table:formula="of:=[$'Rock Pi S raw pinout'.G18]" office:value-type="float" office:value="32" calcext:value-type="float">
            <text:p>32</text:p>
          </table:table-cell>
          <table:table-cell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formula="of:=IF([$'Rock Pi S raw pinout'.K18]=&quot;&quot;;&quot;&quot;;[$'Rock Pi S raw pinout'.K18])">
            <text:p/>
          </table:table-cell>
        </table:table-row>
        <table:table-row table:style-name="ro1">
          <table:table-cell table:formula="of:=[$'Rock Pi S raw pinout'.F19]" office:value-type="float" office:value="33" calcext:value-type="float">
            <text:p>33</text:p>
          </table:table-cell>
          <table:table-cell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formula="of:=IF([$'Rock Pi S raw pinout'.D19]=&quot;&quot;;&quot;&quot;;[$'Rock Pi S raw pinout'.D19])">
            <text:p/>
          </table:table-cell>
          <table:table-cell table:formula="of:=IF([$'Rock Pi S raw pinout'.C19]=&quot;&quot;;&quot;&quot;;[$'Rock Pi S raw pinout'.C19])">
            <text:p/>
          </table:table-cell>
          <table:table-cell table:formula="of:=IF([$'Rock Pi S raw pinout'.B19]=&quot;&quot;;&quot;&quot;;[$'Rock Pi S raw pinout'.B19])">
            <text:p/>
          </table:table-cell>
        </table:table-row>
        <table:table-row table:style-name="ro1">
          <table:table-cell table:formula="of:=[$'Rock Pi S raw pinout'.G19]" office:value-type="float" office:value="34" calcext:value-type="float">
            <text:p>34</text:p>
          </table:table-cell>
          <table:table-cell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formula="of:=IF([$'Rock Pi S raw pinout'.K19]=&quot;&quot;;&quot;&quot;;[$'Rock Pi S raw pinout'.K19])">
            <text:p/>
          </table:table-cell>
        </table:table-row>
        <table:table-row table:style-name="ro1">
          <table:table-cell table:formula="of:=[$'Rock Pi S raw pinout'.F20]" office:value-type="float" office:value="35" calcext:value-type="float">
            <text:p>35</text:p>
          </table:table-cell>
          <table:table-cell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formula="of:=IF([$'Rock Pi S raw pinout'.D20]=&quot;&quot;;&quot;&quot;;[$'Rock Pi S raw pinout'.D20])">
            <text:p/>
          </table:table-cell>
          <table:table-cell table:formula="of:=IF([$'Rock Pi S raw pinout'.C20]=&quot;&quot;;&quot;&quot;;[$'Rock Pi S raw pinout'.C20])">
            <text:p/>
          </table:table-cell>
          <table:table-cell table:formula="of:=IF([$'Rock Pi S raw pinout'.B20]=&quot;&quot;;&quot;&quot;;[$'Rock Pi S raw pinout'.B20])">
            <text:p/>
          </table:table-cell>
        </table:table-row>
        <table:table-row table:style-name="ro1">
          <table:table-cell table:formula="of:=[$'Rock Pi S raw pinout'.G20]" office:value-type="float" office:value="36" calcext:value-type="float">
            <text:p>36</text:p>
          </table:table-cell>
          <table:table-cell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formula="of:=IF([$'Rock Pi S raw pinout'.I20]=&quot;&quot;;&quot;&quot;;[$'Rock Pi S raw pinout'.I20])">
            <text:p/>
          </table:table-cell>
          <table:table-cell table:formula="of:=IF([$'Rock Pi S raw pinout'.J20]=&quot;&quot;;&quot;&quot;;[$'Rock Pi S raw pinout'.J20])">
            <text:p/>
          </table:table-cell>
          <table:table-cell table:formula="of:=IF([$'Rock Pi S raw pinout'.K20]=&quot;&quot;;&quot;&quot;;[$'Rock Pi S raw pinout'.K20])">
            <text:p/>
          </table:table-cell>
        </table:table-row>
        <table:table-row table:style-name="ro1">
          <table:table-cell table:formula="of:=[$'Rock Pi S raw pinout'.F21]" office:value-type="float" office:value="37" calcext:value-type="float">
            <text:p>37</text:p>
          </table:table-cell>
          <table:table-cell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formula="of:=IF([$'Rock Pi S raw pinout'.D21]=&quot;&quot;;&quot;&quot;;[$'Rock Pi S raw pinout'.D21])">
            <text:p/>
          </table:table-cell>
          <table:table-cell table:formula="of:=IF([$'Rock Pi S raw pinout'.C21]=&quot;&quot;;&quot;&quot;;[$'Rock Pi S raw pinout'.C21])">
            <text:p/>
          </table:table-cell>
          <table:table-cell table:formula="of:=IF([$'Rock Pi S raw pinout'.B21]=&quot;&quot;;&quot;&quot;;[$'Rock Pi S raw pinout'.B21])">
            <text:p/>
          </table:table-cell>
        </table:table-row>
        <table:table-row table:style-name="ro1">
          <table:table-cell table:formula="of:=[$'Rock Pi S raw pinout'.G21]" office:value-type="float" office:value="38" calcext:value-type="float">
            <text:p>38</text:p>
          </table:table-cell>
          <table:table-cell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formula="of:=IF([$'Rock Pi S raw pinout'.I21]=&quot;&quot;;&quot;&quot;;[$'Rock Pi S raw pinout'.I21])">
            <text:p/>
          </table:table-cell>
          <table:table-cell table:formula="of:=IF([$'Rock Pi S raw pinout'.J21]=&quot;&quot;;&quot;&quot;;[$'Rock Pi S raw pinout'.J21])">
            <text:p/>
          </table:table-cell>
          <table:table-cell table:formula="of:=IF([$'Rock Pi S raw pinout'.K21]=&quot;&quot;;&quot;&quot;;[$'Rock Pi S raw pinout'.K21])">
            <text:p/>
          </table:table-cell>
        </table:table-row>
        <table:table-row table:style-name="ro1">
          <table:table-cell table:formula="of:=[$'Rock Pi S raw pinout'.F22]" office:value-type="float" office:value="39" calcext:value-type="float">
            <text:p>39</text:p>
          </table:table-cell>
          <table:table-cell table:formula="of:=IF([$'Rock Pi S raw pinout'.E22]=&quot;&quot;;&quot;&quot;;[$'Rock Pi S raw pinout'.E22])" office:value-type="string" office:string-value="GPOI3_B5 " calcext:value-type="string">
            <text:p>GPOI3_B5 </text:p>
          </table:table-cell>
          <table:table-cell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formula="of:=IF([$'Rock Pi S raw pinout'.B22]=&quot;&quot;;&quot;&quot;;[$'Rock Pi S raw pinout'.B22])" office:value-type="string" office:string-value="UART3_TX " calcext:value-type="string">
            <text:p>UART3_TX </text:p>
          </table:table-cell>
        </table:table-row>
        <table:table-row table:style-name="ro1">
          <table:table-cell table:formula="of:=[$'Rock Pi S raw pinout'.G22]" office:value-type="float" office:value="40" calcext:value-type="float">
            <text:p>40</text:p>
          </table:table-cell>
          <table:table-cell table:formula="of:=IF([$'Rock Pi S raw pinout'.H22]=&quot;&quot;;&quot;&quot;;[$'Rock Pi S raw pinout'.H22])" office:value-type="string" office:string-value="GPOI3_B4 " calcext:value-type="string">
            <text:p>GPOI3_B4 </text:p>
          </table:table-cell>
          <table:table-cell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formula="of:=IF([$'Rock Pi S raw pinout'.K22]=&quot;&quot;;&quot;&quot;;[$'Rock Pi S raw pinout'.K22])" office:value-type="string" office:string-value="UART3_RX " calcext:value-type="string">
            <text:p>UART3_RX </text:p>
          </table:table-cell>
        </table:table-row>
        <table:table-row table:style-name="ro1">
          <table:table-cell table:formula="of:=[$'Rock Pi S raw pinout'.F23]" office:value-type="float" office:value="41" calcext:value-type="float">
            <text:p>41</text:p>
          </table:table-cell>
          <table:table-cell table:formula="of:=IF([$'Rock Pi S raw pinout'.E23]=&quot;&quot;;&quot;&quot;;[$'Rock Pi S raw pinout'.E23])" office:value-type="string" office:string-value="GPOI3_B3 " calcext:value-type="string">
            <text:p>GPOI3_B3 </text:p>
          </table:table-cell>
          <table:table-cell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formula="of:=IF([$'Rock Pi S raw pinout'.C23]=&quot;&quot;;&quot;&quot;;[$'Rock Pi S raw pinout'.C23])">
            <text:p/>
          </table:table-cell>
          <table:table-cell table:formula="of:=IF([$'Rock Pi S raw pinout'.B23]=&quot;&quot;;&quot;&quot;;[$'Rock Pi S raw pinout'.B23])">
            <text:p/>
          </table:table-cell>
        </table:table-row>
        <table:table-row table:style-name="ro1">
          <table:table-cell table:formula="of:=[$'Rock Pi S raw pinout'.G23]" office:value-type="float" office:value="42" calcext:value-type="float">
            <text:p>42</text:p>
          </table:table-cell>
          <table:table-cell table:formula="of:=IF([$'Rock Pi S raw pinout'.H23]=&quot;&quot;;&quot;&quot;;[$'Rock Pi S raw pinout'.H23])" office:value-type="string" office:string-value="GPOI3_B2 " calcext:value-type="string">
            <text:p>GPOI3_B2 </text:p>
          </table:table-cell>
          <table:table-cell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formula="of:=IF([$'Rock Pi S raw pinout'.J23]=&quot;&quot;;&quot;&quot;;[$'Rock Pi S raw pinout'.J23])">
            <text:p/>
          </table:table-cell>
          <table:table-cell table:formula="of:=IF([$'Rock Pi S raw pinout'.K23]=&quot;&quot;;&quot;&quot;;[$'Rock Pi S raw pinout'.K23])">
            <text:p/>
          </table:table-cell>
        </table:table-row>
        <table:table-row table:style-name="ro1">
          <table:table-cell table:formula="of:=[$'Rock Pi S raw pinout'.F24]" office:value-type="float" office:value="43" calcext:value-type="float">
            <text:p>43</text:p>
          </table:table-cell>
          <table:table-cell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formula="of:=IF([$'Rock Pi S raw pinout'.C24]=&quot;&quot;;&quot;&quot;;[$'Rock Pi S raw pinout'.C24])">
            <text:p/>
          </table:table-cell>
          <table:table-cell table:formula="of:=IF([$'Rock Pi S raw pinout'.B24]=&quot;&quot;;&quot;&quot;;[$'Rock Pi S raw pinout'.B24])">
            <text:p/>
          </table:table-cell>
        </table:table-row>
        <table:table-row table:style-name="ro1">
          <table:table-cell table:formula="of:=[$'Rock Pi S raw pinout'.G24]" office:value-type="float" office:value="44" calcext:value-type="float">
            <text:p>44</text:p>
          </table:table-cell>
          <table:table-cell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formula="of:=IF([$'Rock Pi S raw pinout'.J24]=&quot;&quot;;&quot;&quot;;[$'Rock Pi S raw pinout'.J24])">
            <text:p/>
          </table:table-cell>
          <table:table-cell table:formula="of:=IF([$'Rock Pi S raw pinout'.K24]=&quot;&quot;;&quot;&quot;;[$'Rock Pi S raw pinout'.K24])">
            <text:p/>
          </table:table-cell>
        </table:table-row>
        <table:table-row table:style-name="ro1">
          <table:table-cell table:formula="of:=[$'Rock Pi S raw pinout'.F25]" office:value-type="float" office:value="45" calcext:value-type="float">
            <text:p>45</text:p>
          </table:table-cell>
          <table:table-cell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formula="of:=IF([$'Rock Pi S raw pinout'.C25]=&quot;&quot;;&quot;&quot;;[$'Rock Pi S raw pinout'.C25])">
            <text:p/>
          </table:table-cell>
          <table:table-cell table:formula="of:=IF([$'Rock Pi S raw pinout'.B25]=&quot;&quot;;&quot;&quot;;[$'Rock Pi S raw pinout'.B25])">
            <text:p/>
          </table:table-cell>
        </table:table-row>
        <table:table-row table:style-name="ro1">
          <table:table-cell table:formula="of:=[$'Rock Pi S raw pinout'.G25]" office:value-type="float" office:value="46" calcext:value-type="float">
            <text:p>46</text:p>
          </table:table-cell>
          <table:table-cell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formula="of:=IF([$'Rock Pi S raw pinout'.K25]=&quot;&quot;;&quot;&quot;;[$'Rock Pi S raw pinout'.K25])">
            <text:p/>
          </table:table-cell>
        </table:table-row>
        <table:table-row table:style-name="ro1">
          <table:table-cell table:formula="of:=[$'Rock Pi S raw pinout'.F26]" office:value-type="float" office:value="47" calcext:value-type="float">
            <text:p>47</text:p>
          </table:table-cell>
          <table:table-cell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formula="of:=IF([$'Rock Pi S raw pinout'.D26]=&quot;&quot;;&quot;&quot;;[$'Rock Pi S raw pinout'.D26])">
            <text:p/>
          </table:table-cell>
          <table:table-cell table:formula="of:=IF([$'Rock Pi S raw pinout'.C26]=&quot;&quot;;&quot;&quot;;[$'Rock Pi S raw pinout'.C26])">
            <text:p/>
          </table:table-cell>
          <table:table-cell table:formula="of:=IF([$'Rock Pi S raw pinout'.B26]=&quot;&quot;;&quot;&quot;;[$'Rock Pi S raw pinout'.B26])">
            <text:p/>
          </table:table-cell>
        </table:table-row>
        <table:table-row table:style-name="ro1">
          <table:table-cell table:formula="of:=[$'Rock Pi S raw pinout'.G26]" office:value-type="float" office:value="48" calcext:value-type="float">
            <text:p>48</text:p>
          </table:table-cell>
          <table:table-cell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formula="of:=IF([$'Rock Pi S raw pinout'.I26]=&quot;&quot;;&quot;&quot;;[$'Rock Pi S raw pinout'.I26])">
            <text:p/>
          </table:table-cell>
          <table:table-cell table:formula="of:=IF([$'Rock Pi S raw pinout'.J26]=&quot;&quot;;&quot;&quot;;[$'Rock Pi S raw pinout'.J26])">
            <text:p/>
          </table:table-cell>
          <table:table-cell table:formula="of:=IF([$'Rock Pi S raw pinout'.K26]=&quot;&quot;;&quot;&quot;;[$'Rock Pi S raw pinout'.K26])">
            <text:p/>
          </table:table-cell>
        </table:table-row>
        <table:table-row table:style-name="ro1">
          <table:table-cell table:formula="of:=[$'Rock Pi S raw pinout'.F27]" office:value-type="float" office:value="49" calcext:value-type="float">
            <text:p>49</text:p>
          </table:table-cell>
          <table:table-cell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formula="of:=IF([$'Rock Pi S raw pinout'.D27]=&quot;&quot;;&quot;&quot;;[$'Rock Pi S raw pinout'.D27])">
            <text:p/>
          </table:table-cell>
          <table:table-cell table:formula="of:=IF([$'Rock Pi S raw pinout'.C27]=&quot;&quot;;&quot;&quot;;[$'Rock Pi S raw pinout'.C27])">
            <text:p/>
          </table:table-cell>
          <table:table-cell table:formula="of:=IF([$'Rock Pi S raw pinout'.B27]=&quot;&quot;;&quot;&quot;;[$'Rock Pi S raw pinout'.B27])">
            <text:p/>
          </table:table-cell>
        </table:table-row>
        <table:table-row table:style-name="ro1">
          <table:table-cell table:formula="of:=[$'Rock Pi S raw pinout'.G27]" office:value-type="float" office:value="50" calcext:value-type="float">
            <text:p>50</text:p>
          </table:table-cell>
          <table:table-cell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formula="of:=IF([$'Rock Pi S raw pinout'.I27]=&quot;&quot;;&quot;&quot;;[$'Rock Pi S raw pinout'.I27])">
            <text:p/>
          </table:table-cell>
          <table:table-cell table:formula="of:=IF([$'Rock Pi S raw pinout'.J27]=&quot;&quot;;&quot;&quot;;[$'Rock Pi S raw pinout'.J27])">
            <text:p/>
          </table:table-cell>
          <table:table-cell table:formula="of:=IF([$'Rock Pi S raw pinout'.K27]=&quot;&quot;;&quot;&quot;;[$'Rock Pi S raw pinout'.K27])">
            <text:p/>
          </table:table-cell>
        </table:table-row>
        <table:table-row table:style-name="ro1">
          <table:table-cell table:formula="of:=[$'Rock Pi S raw pinout'.F28]" office:value-type="float" office:value="51" calcext:value-type="float">
            <text:p>51</text:p>
          </table:table-cell>
          <table:table-cell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formula="of:=IF([$'Rock Pi S raw pinout'.D28]=&quot;&quot;;&quot;&quot;;[$'Rock Pi S raw pinout'.D28])">
            <text:p/>
          </table:table-cell>
          <table:table-cell table:formula="of:=IF([$'Rock Pi S raw pinout'.C28]=&quot;&quot;;&quot;&quot;;[$'Rock Pi S raw pinout'.C28])">
            <text:p/>
          </table:table-cell>
          <table:table-cell table:formula="of:=IF([$'Rock Pi S raw pinout'.B28]=&quot;&quot;;&quot;&quot;;[$'Rock Pi S raw pinout'.B28])">
            <text:p/>
          </table:table-cell>
        </table:table-row>
        <table:table-row table:style-name="ro1">
          <table:table-cell table:formula="of:=[$'Rock Pi S raw pinout'.G28]" office:value-type="float" office:value="52" calcext:value-type="float">
            <text:p>52</text:p>
          </table:table-cell>
          <table:table-cell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formula="of:=IF([$'Rock Pi S raw pinout'.I28]=&quot;&quot;;&quot;&quot;;[$'Rock Pi S raw pinout'.I28])">
            <text:p/>
          </table:table-cell>
          <table:table-cell table:formula="of:=IF([$'Rock Pi S raw pinout'.J28]=&quot;&quot;;&quot;&quot;;[$'Rock Pi S raw pinout'.J28])">
            <text:p/>
          </table:table-cell>
          <table:table-cell table:formula="of:=IF([$'Rock Pi S raw pinout'.K28]=&quot;&quot;;&quot;&quot;;[$'Rock Pi S raw pinout'.K28])">
            <text:p/>
          </table:table-cell>
        </table:table-row>
      </table:table>
      <table:table table:name="SG2000 Mux" table:style-name="ta1">
        <table:table-column table:style-name="co22" table:default-cell-style-name="ce120"/>
        <table:table-column table:style-name="co23" table:default-cell-style-name="ce120"/>
        <table:table-column table:style-name="co24" table:number-columns-repeated="2" table:default-cell-style-name="ce120"/>
        <table:table-column table:style-name="co25" table:default-cell-style-name="ce120"/>
        <table:table-column table:style-name="co26" table:default-cell-style-name="ce120"/>
        <table:table-column table:style-name="co27" table:default-cell-style-name="ce120"/>
        <table:table-column table:style-name="co28" table:default-cell-style-name="ce130"/>
        <table:table-column table:style-name="co29" table:default-cell-style-name="ce120"/>
        <table:table-column table:style-name="co30" table:default-cell-style-name="ce136"/>
        <table:table-column table:style-name="co4" table:number-columns-repeated="16373" table:default-cell-style-name="ce138"/>
        <table:table-row table:style-name="ro1">
          <table:table-cell table:style-name="ce117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21"/>
          <table:table-cell table:style-name="ce124" table:number-columns-repeated="3"/>
          <table:table-cell table:style-name="ce128" table:number-columns-repeated="3"/>
          <table:table-cell table:style-name="ce131" table:number-columns-repeated="2"/>
          <table:table-cell table:style-name="ce137" table:number-columns-repeated="16373"/>
        </table:table-row>
        <table:table-row table:style-name="ro3">
          <table:table-cell table:style-name="ce118" office:value-type="string" calcext:value-type="string">
            <text:p>Pin Num</text:p>
          </table:table-cell>
          <table:table-cell table:style-name="ce122" office:value-type="string" calcext:value-type="string">
            <text:p>Pin Name</text:p>
          </table:table-cell>
          <table:table-cell table:style-name="ce125" office:value-type="string" calcext:value-type="string">
            <text:p>IO Type</text:p>
          </table:table-cell>
          <table:table-cell table:style-name="ce125" office:value-type="string" calcext:value-type="string">
            <text:p>IOGroup</text:p>
          </table:table-cell>
          <table:table-cell table:style-name="ce125" office:value-type="string" calcext:value-type="string">
            <text:p>PowerDomain</text:p>
          </table:table-cell>
          <table:table-cell table:style-name="ce129" office:value-type="string" calcext:value-type="string">
            <text:p>IO_cfg_register</text:p>
          </table:table-cell>
          <table:table-cell table:style-name="ce129" office:value-type="string" calcext:value-type="string">
            <text:p>Function_select</text:p>
            <text:p>_register</text:p>
          </table:table-cell>
          <table:table-cell table:style-name="ce129" office:value-type="string" calcext:value-type="string">
            <text:p>fmux_</text:p>
            <text:p>default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C4</text:p>
          </table:table-cell>
          <table:table-cell table:style-name="ce123" office:value-type="string" calcext:value-type="string">
            <text:p>CAM_MCLK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MCLK0</text:p>
            <text:p>0x0300_1B00</text:p>
          </table:table-cell>
          <table:table-cell table:style-name="ce126" office:value-type="string" calcext:value-type="string">
            <text:p>FMUX_GPIO_REG_IOCTRL_CAM_MCLK0</text:p>
            <text:p>0x0300_100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C3</text:p>
          </table:table-cell>
          <table:table-cell table:style-name="ce123" office:value-type="string" calcext:value-type="string">
            <text:p>CAM_PD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PD0</text:p>
            <text:p>0x0300_1B04</text:p>
          </table:table-cell>
          <table:table-cell table:style-name="ce126" office:value-type="string" calcext:value-type="string">
            <text:p>FMUX_GPIO_REG_IOCTRL_CAM_PD0</text:p>
            <text:p>0x0300_100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E5</text:p>
          </table:table-cell>
          <table:table-cell table:style-name="ce123" office:value-type="string" calcext:value-type="string">
            <text:p>CAM_RST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RST0</text:p>
            <text:p>0x0300_1B08</text:p>
          </table:table-cell>
          <table:table-cell table:style-name="ce126" office:value-type="string" calcext:value-type="string">
            <text:p>FMUX_GPIO_REG_IOCTRL_CAM_RST0</text:p>
            <text:p>0x0300_100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D3</text:p>
          </table:table-cell>
          <table:table-cell table:style-name="ce123" office:value-type="string" calcext:value-type="string">
            <text:p>CAM_MCLK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MCLK1</text:p>
            <text:p>0x0300_1B0C</text:p>
          </table:table-cell>
          <table:table-cell table:style-name="ce126" office:value-type="string" calcext:value-type="string">
            <text:p>FMUX_GPIO_REG_IOCTRL_CAM_MCLK1</text:p>
            <text:p>0x0300_100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E4</text:p>
          </table:table-cell>
          <table:table-cell table:style-name="ce123" office:value-type="string" calcext:value-type="string">
            <text:p>CAM_PD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CAM_PD1</text:p>
            <text:p>0x0300_1B10</text:p>
          </table:table-cell>
          <table:table-cell table:style-name="ce126" office:value-type="string" calcext:value-type="string">
            <text:p>FMUX_GPIO_REG_IOCTRL_CAM_PD1</text:p>
            <text:p>0x0300_101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D4</text:p>
          </table:table-cell>
          <table:table-cell table:style-name="ce123" office:value-type="string" calcext:value-type="string">
            <text:p>IIC3_SCL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IIC3_SCL</text:p>
            <text:p>0x0300_1B14</text:p>
          </table:table-cell>
          <table:table-cell table:style-name="ce126" office:value-type="string" calcext:value-type="string">
            <text:p>FMUX_GPIO_REG_IOCTRL_IIC3_SCL</text:p>
            <text:p>0x0300_101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F4</text:p>
          </table:table-cell>
          <table:table-cell table:style-name="ce123" office:value-type="string" calcext:value-type="string">
            <text:p>IIC3_SDA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1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1_REG_IIC3_SDA</text:p>
            <text:p>0x0300_1B18</text:p>
          </table:table-cell>
          <table:table-cell table:style-name="ce126" office:value-type="string" calcext:value-type="string">
            <text:p>FMUX_GPIO_REG_IOCTRL_IIC3_SDA</text:p>
            <text:p>0x0300_101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1</text:p>
          </table:table-cell>
          <table:table-cell table:style-name="ce123" office:value-type="string" calcext:value-type="string">
            <text:p>SD0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CLK</text:p>
            <text:p>0x0300_1A00</text:p>
          </table:table-cell>
          <table:table-cell table:style-name="ce126" office:value-type="string" calcext:value-type="string">
            <text:p>FMUX_GPIO_REG_IOCTRL_SD0_CLK</text:p>
            <text:p>0x0300_101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3</text:p>
          </table:table-cell>
          <table:table-cell table:style-name="ce123" office:value-type="string" calcext:value-type="string">
            <text:p>SD0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CMD</text:p>
            <text:p>0x0300_1A04</text:p>
          </table:table-cell>
          <table:table-cell table:style-name="ce126" office:value-type="string" calcext:value-type="string">
            <text:p>FMUX_GPIO_REG_IOCTRL_SD0_CMD</text:p>
            <text:p>0x0300_102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L2</text:p>
          </table:table-cell>
          <table:table-cell table:style-name="ce123" office:value-type="string" calcext:value-type="string">
            <text:p>SD0_D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0</text:p>
            <text:p>0x0300_1A08</text:p>
          </table:table-cell>
          <table:table-cell table:style-name="ce126" office:value-type="string" calcext:value-type="string">
            <text:p>FMUX_GPIO_REG_IOCTRL_SD0_D0</text:p>
            <text:p>0x0300_102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3</text:p>
          </table:table-cell>
          <table:table-cell table:style-name="ce123" office:value-type="string" calcext:value-type="string">
            <text:p>SD0_D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1</text:p>
            <text:p>0x0300_1A0C</text:p>
          </table:table-cell>
          <table:table-cell table:style-name="ce126" office:value-type="string" calcext:value-type="string">
            <text:p>FMUX_GPIO_REG_IOCTRL_SD0_D1</text:p>
            <text:p>0x0300_102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M2</text:p>
          </table:table-cell>
          <table:table-cell table:style-name="ce123" office:value-type="string" calcext:value-type="string">
            <text:p>SD0_D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2</text:p>
            <text:p>0x0300_1A10</text:p>
          </table:table-cell>
          <table:table-cell table:style-name="ce126" office:value-type="string" calcext:value-type="string">
            <text:p>FMUX_GPIO_REG_IOCTRL_SD0_D2</text:p>
            <text:p>0x0300_102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M1</text:p>
          </table:table-cell>
          <table:table-cell table:style-name="ce123" office:value-type="string" calcext:value-type="string">
            <text:p>SD0_D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10</text:p>
          </table:table-cell>
          <table:table-cell table:style-name="ce119" office:value-type="string" calcext:value-type="string">
            <text:p>VDDIO_SD0</text:p>
          </table:table-cell>
          <table:table-cell table:style-name="ce126" office:value-type="string" calcext:value-type="string">
            <text:p>IOBLK_G10_REG_SD0_D3</text:p>
            <text:p>0x0300_1A14</text:p>
          </table:table-cell>
          <table:table-cell table:style-name="ce126" office:value-type="string" calcext:value-type="string">
            <text:p>FMUX_GPIO_REG_IOCTRL_SD0_D3</text:p>
            <text:p>0x0300_103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K2</text:p>
          </table:table-cell>
          <table:table-cell table:style-name="ce123" office:value-type="string" calcext:value-type="string">
            <text:p>SD0_C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D0_CD</text:p>
            <text:p>0x0300_1900</text:p>
          </table:table-cell>
          <table:table-cell table:style-name="ce126" office:value-type="string" calcext:value-type="string">
            <text:p>FMUX_GPIO_REG_IOCTRL_SD0_CD</text:p>
            <text:p>0x0300_103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N1</text:p>
          </table:table-cell>
          <table:table-cell table:style-name="ce123" office:value-type="string" calcext:value-type="string">
            <text:p>SD0_PWR_E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D0_PWR_EN</text:p>
            <text:p>0x0300_1904</text:p>
          </table:table-cell>
          <table:table-cell table:style-name="ce126" office:value-type="string" calcext:value-type="string">
            <text:p>FMUX_GPIO_REG_IOCTRL_SD0_PWR_EN</text:p>
            <text:p>0x0300_103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N3</text:p>
          </table:table-cell>
          <table:table-cell table:style-name="ce123" office:value-type="string" calcext:value-type="string">
            <text:p>SPK_E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SPK_EN</text:p>
            <text:p>0x0300_1908</text:p>
          </table:table-cell>
          <table:table-cell table:style-name="ce126" office:value-type="string" calcext:value-type="string">
            <text:p>FMUX_GPIO_REG_IOCTRL_SPK_EN</text:p>
            <text:p>0x0300_103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M5</text:p>
          </table:table-cell>
          <table:table-cell table:style-name="ce123" office:value-type="string" calcext:value-type="string">
            <text:p>UART0_TX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UART0_TX</text:p>
            <text:p>0x0300_190C</text:p>
          </table:table-cell>
          <table:table-cell table:style-name="ce126" office:value-type="string" calcext:value-type="string">
            <text:p>FMUX_GPIO_REG_IOCTRL_UART0_TX</text:p>
            <text:p>0x0300_104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M4</text:p>
          </table:table-cell>
          <table:table-cell table:style-name="ce123" office:value-type="string" calcext:value-type="string">
            <text:p>UART0_RX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UART0_RX</text:p>
            <text:p>0x0300_1910</text:p>
          </table:table-cell>
          <table:table-cell table:style-name="ce126" office:value-type="string" calcext:value-type="string">
            <text:p>FMUX_GPIO_REG_IOCTRL_UART0_RX</text:p>
            <text:p>0x0300_104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P4</text:p>
          </table:table-cell>
          <table:table-cell table:style-name="ce123" office:value-type="string" calcext:value-type="string">
            <text:p>EMMC_RSTN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RSTN</text:p>
            <text:p>0x0300_1914</text:p>
          </table:table-cell>
          <table:table-cell table:style-name="ce126" office:value-type="string" calcext:value-type="string">
            <text:p>FMUX_GPIO_REG_IOCTRL_EMMC_RSTN</text:p>
            <text:p>0x0300_104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3</text:p>
          </table:table-cell>
          <table:table-cell table:style-name="ce123" office:value-type="string" calcext:value-type="string">
            <text:p>EMMC_DAT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2</text:p>
            <text:p>0x0300_1918</text:p>
          </table:table-cell>
          <table:table-cell table:style-name="ce126" office:value-type="string" calcext:value-type="string">
            <text:p>FMUX_GPIO_REG_IOCTRL_EMMC_DAT2</text:p>
            <text:p>0x0300_104C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4</text:p>
          </table:table-cell>
          <table:table-cell table:style-name="ce123" office:value-type="string" calcext:value-type="string">
            <text:p>EMMC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CLK</text:p>
            <text:p>0x0300_191C</text:p>
          </table:table-cell>
          <table:table-cell table:style-name="ce126" office:value-type="string" calcext:value-type="string">
            <text:p>FMUX_GPIO_REG_IOCTRL_EMMC_CLK</text:p>
            <text:p>0x0300_1050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2</text:p>
          </table:table-cell>
          <table:table-cell table:style-name="ce123" office:value-type="string" calcext:value-type="string">
            <text:p>EMMC_DAT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0</text:p>
            <text:p>0x0300_1920</text:p>
          </table:table-cell>
          <table:table-cell table:style-name="ce126" office:value-type="string" calcext:value-type="string">
            <text:p>FMUX_GPIO_REG_IOCTRL_EMMC_DAT0</text:p>
            <text:p>0x0300_1054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P1</text:p>
          </table:table-cell>
          <table:table-cell table:style-name="ce123" office:value-type="string" calcext:value-type="string">
            <text:p>EMMC_DAT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3</text:p>
            <text:p>0x0300_1924</text:p>
          </table:table-cell>
          <table:table-cell table:style-name="ce126" office:value-type="string" calcext:value-type="string">
            <text:p>FMUX_GPIO_REG_IOCTRL_EMMC_DAT3</text:p>
            <text:p>0x0300_1058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EMMC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CMD</text:p>
            <text:p>0x0300_1928</text:p>
          </table:table-cell>
          <table:table-cell table:style-name="ce126" office:value-type="string" calcext:value-type="string">
            <text:p>FMUX_GPIO_REG_IOCTRL_EMMC_CMD</text:p>
            <text:p>0x0300_105C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R2</text:p>
          </table:table-cell>
          <table:table-cell table:style-name="ce123" office:value-type="string" calcext:value-type="string">
            <text:p>EMMC_DAT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EMMC_DAT1</text:p>
            <text:p>0x0300_192C</text:p>
          </table:table-cell>
          <table:table-cell table:style-name="ce126" office:value-type="string" calcext:value-type="string">
            <text:p>FMUX_GPIO_REG_IOCTRL_EMMC_DAT1</text:p>
            <text:p>0x0300_1060</text:p>
          </table:table-cell>
          <table:table-cell table:style-name="ce119" office:value-type="string" calcext:value-type="string">
            <text:p>0x1</text:p>
          </table:table-cell>
          <table:table-cell table:style-name="ce13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N6</text:p>
          </table:table-cell>
          <table:table-cell table:style-name="ce123" office:value-type="string" calcext:value-type="string">
            <text:p>JTAG_CPU_TMS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MS</text:p>
            <text:p>0x0300_1930</text:p>
          </table:table-cell>
          <table:table-cell table:style-name="ce126" office:value-type="string" calcext:value-type="string">
            <text:p>FMUX_GPIO_REG_IOCTRL_JTAG_CPU_TMS</text:p>
            <text:p>0x0300_106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N4</text:p>
          </table:table-cell>
          <table:table-cell table:style-name="ce123" office:value-type="string" calcext:value-type="string">
            <text:p>JTAG_CPU_TC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CK</text:p>
            <text:p>0x0300_1934</text:p>
          </table:table-cell>
          <table:table-cell table:style-name="ce126" office:value-type="string" calcext:value-type="string">
            <text:p>FMUX_GPIO_REG_IOCTRL_JTAG_CPU_TCK</text:p>
            <text:p>0x0300_106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4">
          <table:table-cell table:style-name="ce119" office:value-type="string" calcext:value-type="string">
            <text:p>M6</text:p>
          </table:table-cell>
          <table:table-cell table:style-name="ce123" office:value-type="string" calcext:value-type="string">
            <text:p>JTAG_CPU_TRST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JTAG_CPU_TRST</text:p>
            <text:p>0x0300_1938</text:p>
          </table:table-cell>
          <table:table-cell table:style-name="ce126" office:value-type="string" calcext:value-type="string">
            <text:p>FMUX_GPIO_REG_IOCTRL_JTAG_CPU_TRST</text:p>
            <text:p>0x0300_106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IIC0_SCL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IIC0_SCL</text:p>
            <text:p>0x0300_193C</text:p>
          </table:table-cell>
          <table:table-cell table:style-name="ce126" office:value-type="string" calcext:value-type="string">
            <text:p>FMUX_GPIO_REG_IOCTRL_IIC0_SCL</text:p>
            <text:p>0x0300_107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P6</text:p>
          </table:table-cell>
          <table:table-cell table:style-name="ce123" office:value-type="string" calcext:value-type="string">
            <text:p>IIC0_SDA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IIC0_SDA</text:p>
            <text:p>0x0300_1940</text:p>
          </table:table-cell>
          <table:table-cell table:style-name="ce126" office:value-type="string" calcext:value-type="string">
            <text:p>FMUX_GPIO_REG_IOCTRL_IIC0_SDA</text:p>
            <text:p>0x0300_107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P5</text:p>
          </table:table-cell>
          <table:table-cell table:style-name="ce123" office:value-type="string" calcext:value-type="string">
            <text:p>AUX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7</text:p>
          </table:table-cell>
          <table:table-cell table:style-name="ce119" office:value-type="string" calcext:value-type="string">
            <text:p>VDDIO_EMMC</text:p>
          </table:table-cell>
          <table:table-cell table:style-name="ce126" office:value-type="string" calcext:value-type="string">
            <text:p>IOBLK_G7_REG_AUX0</text:p>
            <text:p>0x0300_1944</text:p>
          </table:table-cell>
          <table:table-cell table:style-name="ce126" office:value-type="string" calcext:value-type="string">
            <text:p>FMUX_GPIO_REG_IOCTRL_AUX0</text:p>
            <text:p>0x0300_107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P11</text:p>
          </table:table-cell>
          <table:table-cell table:style-name="ce123" office:value-type="string" calcext:value-type="string">
            <text:p>PWR_VBAT_DET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VBAT_DET</text:p>
            <text:p>0x0502_7000</text:p>
          </table:table-cell>
          <table:table-cell table:style-name="ce126" office:value-type="string" calcext:value-type="string">
            <text:p>FMUX_GPIO_REG_IOCTRL_PWR_VBAT_DET</text:p>
            <text:p>0x0300_107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R11</text:p>
          </table:table-cell>
          <table:table-cell table:style-name="ce123" office:value-type="string" calcext:value-type="string">
            <text:p>PWR_RST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RSTN</text:p>
            <text:p>0x0502_7004</text:p>
          </table:table-cell>
          <table:table-cell table:style-name="ce126" office:value-type="string" calcext:value-type="string">
            <text:p>FMUX_GPIO_REG_IOCTRL_PWR_RSTN</text:p>
            <text:p>0x0300_108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P12</text:p>
          </table:table-cell>
          <table:table-cell table:style-name="ce123" office:value-type="string" calcext:value-type="string">
            <text:p>PWR_SEQ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1</text:p>
            <text:p>0x0502_7008</text:p>
          </table:table-cell>
          <table:table-cell table:style-name="ce126" office:value-type="string" calcext:value-type="string">
            <text:p>FMUX_GPIO_REG_IOCTRL_PWR_SEQ1</text:p>
            <text:p>0x0300_108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R12</text:p>
          </table:table-cell>
          <table:table-cell table:style-name="ce123" office:value-type="string" calcext:value-type="string">
            <text:p>PWR_SEQ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2</text:p>
            <text:p>0x0502_700C</text:p>
          </table:table-cell>
          <table:table-cell table:style-name="ce126" office:value-type="string" calcext:value-type="string">
            <text:p>FMUX_GPIO_REG_IOCTRL_PWR_SEQ2</text:p>
            <text:p>0x0300_108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P10</text:p>
          </table:table-cell>
          <table:table-cell table:style-name="ce123" office:value-type="string" calcext:value-type="string">
            <text:p>PWR_SEQ3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SEQ3</text:p>
            <text:p>0x0502_7010</text:p>
          </table:table-cell>
          <table:table-cell table:style-name="ce126" office:value-type="string" calcext:value-type="string">
            <text:p>FMUX_GPIO_REG_IOCTRL_PWR_SEQ3</text:p>
            <text:p>0x0300_108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N12</text:p>
          </table:table-cell>
          <table:table-cell table:style-name="ce123" office:value-type="string" calcext:value-type="string">
            <text:p>PWR_WAKEUP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WAKEUP0</text:p>
            <text:p>0x0502_7018</text:p>
          </table:table-cell>
          <table:table-cell table:style-name="ce126" office:value-type="string" calcext:value-type="string">
            <text:p>FMUX_GPIO_REG_IOCTRL_PWR_WAKEUP0</text:p>
            <text:p>0x0300_109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N11</text:p>
          </table:table-cell>
          <table:table-cell table:style-name="ce123" office:value-type="string" calcext:value-type="string">
            <text:p>PWR_WAKEUP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WAKEUP1</text:p>
            <text:p>0x0502_701C</text:p>
          </table:table-cell>
          <table:table-cell table:style-name="ce126" office:value-type="string" calcext:value-type="string">
            <text:p>FMUX_GPIO_REG_IOCTRL_PWR_WAKEUP1</text:p>
            <text:p>0x0300_109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P13</text:p>
          </table:table-cell>
          <table:table-cell table:style-name="ce123" office:value-type="string" calcext:value-type="string">
            <text:p>PWR_BUTTON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BUTTON1</text:p>
            <text:p>0x0502_7020</text:p>
          </table:table-cell>
          <table:table-cell table:style-name="ce126" office:value-type="string" calcext:value-type="string">
            <text:p>FMUX_GPIO_REG_IOCTRL_PWR_BUTTON1</text:p>
            <text:p>0x0300_109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M11</text:p>
          </table:table-cell>
          <table:table-cell table:style-name="ce123" office:value-type="string" calcext:value-type="string">
            <text:p>PWR_O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ON</text:p>
            <text:p>0x0502_7024</text:p>
          </table:table-cell>
          <table:table-cell table:style-name="ce126" office:value-type="string" calcext:value-type="string">
            <text:p>FMUX_GPIO_REG_IOCTRL_PWR_ON</text:p>
            <text:p>0x0300_109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office:value-type="string" calcext:value-type="string">
            <text:p>R13</text:p>
          </table:table-cell>
          <table:table-cell table:style-name="ce123" office:value-type="string" calcext:value-type="string">
            <text:p>XTAL_XIN</text:p>
          </table:table-cell>
          <table:table-cell table:style-name="ce119" office:value-type="string" calcext:value-type="string">
            <text:p>Xtal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XTAL_XIN</text:p>
            <text:p>0x0502_7028</text:p>
          </table:table-cell>
          <table:table-cell table:style-name="ce126" office:value-type="string" calcext:value-type="string">
            <text:p>FMUX_GPIO_REG_IOCTRL_XTAL_XIN</text:p>
            <text:p>0x0300_10A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M13</text:p>
          </table:table-cell>
          <table:table-cell table:style-name="ce123" office:value-type="string" calcext:value-type="string">
            <text:p>PWR_GPIO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0</text:p>
            <text:p>0x0502_702C</text:p>
          </table:table-cell>
          <table:table-cell table:style-name="ce126" office:value-type="string" calcext:value-type="string">
            <text:p>FMUX_GPIO_REG_IOCTRL_PWR_GPIO0</text:p>
            <text:p>0x0300_10A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N13</text:p>
          </table:table-cell>
          <table:table-cell table:style-name="ce123" office:value-type="string" calcext:value-type="string">
            <text:p>PWR_GPIO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1</text:p>
            <text:p>0x0502_7030</text:p>
          </table:table-cell>
          <table:table-cell table:style-name="ce126" office:value-type="string" calcext:value-type="string">
            <text:p>FMUX_GPIO_REG_IOCTRL_PWR_GPIO1</text:p>
            <text:p>0x0300_10A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M12</text:p>
          </table:table-cell>
          <table:table-cell table:style-name="ce123" office:value-type="string" calcext:value-type="string">
            <text:p>PWR_GPIO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PWR_GPIO2</text:p>
            <text:p>0x0502_7034</text:p>
          </table:table-cell>
          <table:table-cell table:style-name="ce126" office:value-type="string" calcext:value-type="string">
            <text:p>FMUX_GPIO_REG_IOCTRL_PWR_GPIO2</text:p>
            <text:p>0x0300_10A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L14</text:p>
          </table:table-cell>
          <table:table-cell table:style-name="ce123" office:value-type="string" calcext:value-type="string">
            <text:p>CLK32K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CLK32K</text:p>
            <text:p>0x0502_7038</text:p>
          </table:table-cell>
          <table:table-cell table:style-name="ce126" office:value-type="string" calcext:value-type="string">
            <text:p>FMUX_GPIO_REG_IOCTRL_CLK32K</text:p>
            <text:p>0x0300_10B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M14</text:p>
          </table:table-cell>
          <table:table-cell table:style-name="ce123" office:value-type="string" calcext:value-type="string">
            <text:p>CLK25M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CLK25M</text:p>
            <text:p>0x0502_703C</text:p>
          </table:table-cell>
          <table:table-cell table:style-name="ce126" office:value-type="string" calcext:value-type="string">
            <text:p>FMUX_GPIO_REG_IOCTRL_CLK25M</text:p>
            <text:p>0x0300_10B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1">
          <table:table-cell table:style-name="ce119" office:value-type="string" calcext:value-type="string">
            <text:p>J13</text:p>
          </table:table-cell>
          <table:table-cell table:style-name="ce123" office:value-type="string" calcext:value-type="string">
            <text:p>IIC2_SCL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IIC2_SCL</text:p>
            <text:p>0x0502_7040</text:p>
          </table:table-cell>
          <table:table-cell table:style-name="ce126" office:value-type="string" calcext:value-type="string">
            <text:p>FMUX_GPIO_REG_IOCTRL_IIC2_SCL</text:p>
            <text:p>0x0300_10B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J14</text:p>
          </table:table-cell>
          <table:table-cell table:style-name="ce123" office:value-type="string" calcext:value-type="string">
            <text:p>IIC2_SDA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IIC2_SDA</text:p>
            <text:p>0x0502_7044</text:p>
          </table:table-cell>
          <table:table-cell table:style-name="ce126" office:value-type="string" calcext:value-type="string">
            <text:p>FMUX_GPIO_REG_IOCTRL_IIC2_SDA</text:p>
            <text:p>0x0300_10B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15</text:p>
          </table:table-cell>
          <table:table-cell table:style-name="ce123" office:value-type="string" calcext:value-type="string">
            <text:p>UART2_T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TX</text:p>
            <text:p>0x0502_7048</text:p>
          </table:table-cell>
          <table:table-cell table:style-name="ce126" office:value-type="string" calcext:value-type="string">
            <text:p>FMUX_GPIO_REG_IOCTRL_UART2_TX</text:p>
            <text:p>0x0300_10C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L15</text:p>
          </table:table-cell>
          <table:table-cell table:style-name="ce123" office:value-type="string" calcext:value-type="string">
            <text:p>UART2_RTS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RTS</text:p>
            <text:p>0x0502_704C</text:p>
          </table:table-cell>
          <table:table-cell table:style-name="ce126" office:value-type="string" calcext:value-type="string">
            <text:p>FMUX_GPIO_REG_IOCTRL_UART2_RTS</text:p>
            <text:p>0x0300_10C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K13</text:p>
          </table:table-cell>
          <table:table-cell table:style-name="ce123" office:value-type="string" calcext:value-type="string">
            <text:p>UART2_R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RX</text:p>
            <text:p>0x0502_7050</text:p>
          </table:table-cell>
          <table:table-cell table:style-name="ce126" office:value-type="string" calcext:value-type="string">
            <text:p>FMUX_GPIO_REG_IOCTRL_UART2_RX</text:p>
            <text:p>0x0300_10C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K14</text:p>
          </table:table-cell>
          <table:table-cell table:style-name="ce123" office:value-type="string" calcext:value-type="string">
            <text:p>UART2_CTS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UART2_CTS</text:p>
            <text:p>0x0502_7054</text:p>
          </table:table-cell>
          <table:table-cell table:style-name="ce126" office:value-type="string" calcext:value-type="string">
            <text:p>FMUX_GPIO_REG_IOCTRL_UART2_CTS</text:p>
            <text:p>0x0300_10C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G13</text:p>
          </table:table-cell>
          <table:table-cell table:style-name="ce123" office:value-type="string" calcext:value-type="string">
            <text:p>SD1_D3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3</text:p>
            <text:p>0x0502_7058</text:p>
          </table:table-cell>
          <table:table-cell table:style-name="ce126" office:value-type="string" calcext:value-type="string">
            <text:p>FMUX_GPIO_REG_IOCTRL_SD1_D3</text:p>
            <text:p>0x0300_10D0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3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F14</text:p>
          </table:table-cell>
          <table:table-cell table:style-name="ce123" office:value-type="string" calcext:value-type="string">
            <text:p>SD1_D2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2</text:p>
            <text:p>0x0502_705C</text:p>
          </table:table-cell>
          <table:table-cell table:style-name="ce126" office:value-type="string" calcext:value-type="string">
            <text:p>FMUX_GPIO_REG_IOCTRL_SD1_D2</text:p>
            <text:p>0x0300_10D4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3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H14</text:p>
          </table:table-cell>
          <table:table-cell table:style-name="ce123" office:value-type="string" calcext:value-type="string">
            <text:p>SD1_D1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1</text:p>
            <text:p>0x0502_7060</text:p>
          </table:table-cell>
          <table:table-cell table:style-name="ce126" office:value-type="string" calcext:value-type="string">
            <text:p>FMUX_GPIO_REG_IOCTRL_SD1_D1</text:p>
            <text:p>0x0300_10D8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3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H15</text:p>
          </table:table-cell>
          <table:table-cell table:style-name="ce123" office:value-type="string" calcext:value-type="string">
            <text:p>SD1_D0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D0</text:p>
            <text:p>0x0502_7064</text:p>
          </table:table-cell>
          <table:table-cell table:style-name="ce126" office:value-type="string" calcext:value-type="string">
            <text:p>FMUX_GPIO_REG_IOCTRL_SD1_D0</text:p>
            <text:p>0x0300_10DC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3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G15</text:p>
          </table:table-cell>
          <table:table-cell table:style-name="ce123" office:value-type="string" calcext:value-type="string">
            <text:p>SD1_CMD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CMD</text:p>
            <text:p>0x0502_7068</text:p>
          </table:table-cell>
          <table:table-cell table:style-name="ce126" office:value-type="string" calcext:value-type="string">
            <text:p>FMUX_GPIO_REG_IOCTRL_SD1_CMD</text:p>
            <text:p>0x0300_10E0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3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9" office:value-type="string" calcext:value-type="string">
            <text:p>G14</text:p>
          </table:table-cell>
          <table:table-cell table:style-name="ce123" office:value-type="string" calcext:value-type="string">
            <text:p>SD1_CLK</text:p>
          </table:table-cell>
          <table:table-cell table:style-name="ce119" office:value-type="string" calcext:value-type="string">
            <text:p>18OD33 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SD1</text:p>
          </table:table-cell>
          <table:table-cell table:style-name="ce126" office:value-type="string" calcext:value-type="string">
            <text:p>IOBLK_GRTC_REG_SD1_CLK</text:p>
            <text:p>0x0502_706C</text:p>
          </table:table-cell>
          <table:table-cell table:style-name="ce126" office:value-type="string" calcext:value-type="string">
            <text:p>FMUX_GPIO_REG_IOCTRL_SD1_CLK</text:p>
            <text:p>0x0300_10E4</text:p>
          </table:table-cell>
          <table:table-cell table:style-name="ce119" office:value-type="string" calcext:value-type="string">
            <text:p>0x6</text:p>
          </table:table-cell>
          <table:table-cell table:style-name="ce13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3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9" office:value-type="string" calcext:value-type="string">
            <text:p>H12</text:p>
          </table:table-cell>
          <table:table-cell table:style-name="ce123" office:value-type="string" calcext:value-type="string">
            <text:p>RST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RSTN</text:p>
            <text:p>0x0300_1800</text:p>
          </table:table-cell>
          <table:table-cell table:style-name="ce126" office:value-type="string" calcext:value-type="string">
            <text:p>FMUX_GPIO_REG_IOCTRL_RSTN</text:p>
            <text:p>0x0300_10E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H13</text:p>
          </table:table-cell>
          <table:table-cell table:style-name="ce123" office:value-type="string" calcext:value-type="string">
            <text:p>PWM0_BUCK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WM0_BUCK</text:p>
            <text:p>0x0300_1804</text:p>
          </table:table-cell>
          <table:table-cell table:style-name="ce126" office:value-type="string" calcext:value-type="string">
            <text:p>FMUX_GPIO_REG_IOCTRL_PWM0_BUCK</text:p>
            <text:p>0x0300_10E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5</text:p>
          </table:table-cell>
          <table:table-cell table:style-name="ce123" office:value-type="string" calcext:value-type="string">
            <text:p>ADC3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3</text:p>
            <text:p>0x0300_1808</text:p>
          </table:table-cell>
          <table:table-cell table:style-name="ce126" office:value-type="string" calcext:value-type="string">
            <text:p>FMUX_GPIO_REG_IOCTRL_ADC3</text:p>
            <text:p>0x0300_10F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4</text:p>
          </table:table-cell>
          <table:table-cell table:style-name="ce123" office:value-type="string" calcext:value-type="string">
            <text:p>ADC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2</text:p>
            <text:p>0x0300_180C</text:p>
          </table:table-cell>
          <table:table-cell table:style-name="ce126" office:value-type="string" calcext:value-type="string">
            <text:p>FMUX_GPIO_REG_IOCTRL_ADC2</text:p>
            <text:p>0x0300_10F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E13</text:p>
          </table:table-cell>
          <table:table-cell table:style-name="ce123" office:value-type="string" calcext:value-type="string">
            <text:p>ADC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ADC1</text:p>
            <text:p>0x0300_1810</text:p>
          </table:table-cell>
          <table:table-cell table:style-name="ce126" office:value-type="string" calcext:value-type="string">
            <text:p>FMUX_GPIO_REG_IOCTRL_ADC1</text:p>
            <text:p>0x0300_10F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B13</text:p>
          </table:table-cell>
          <table:table-cell table:style-name="ce123" office:value-type="string" calcext:value-type="string">
            <text:p>USB_ID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ID</text:p>
            <text:p>0x0300_1814</text:p>
          </table:table-cell>
          <table:table-cell table:style-name="ce126" office:value-type="string" calcext:value-type="string">
            <text:p>FMUX_GPIO_REG_IOCTRL_USB_ID</text:p>
            <text:p>0x0300_10F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6">
          <table:table-cell table:style-name="ce119" office:value-type="string" calcext:value-type="string">
            <text:p>C12</text:p>
          </table:table-cell>
          <table:table-cell table:style-name="ce123" office:value-type="string" calcext:value-type="string">
            <text:p>USB_VBUS_EN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VBUS_EN</text:p>
            <text:p>0x0300_1818</text:p>
          </table:table-cell>
          <table:table-cell table:style-name="ce126" office:value-type="string" calcext:value-type="string">
            <text:p>FMUX_GPIO_REG_IOCTRL_USB_VBUS_EN</text:p>
            <text:p>0x0300_110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A13</text:p>
          </table:table-cell>
          <table:table-cell table:style-name="ce123" office:value-type="string" calcext:value-type="string">
            <text:p>USB_VBUS_DET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USB_VBUS_DET</text:p>
            <text:p>0x0300_1820</text:p>
          </table:table-cell>
          <table:table-cell table:style-name="ce126" office:value-type="string" calcext:value-type="string">
            <text:p>FMUX_GPIO_REG_IOCTRL_USB_VBUS_DET</text:p>
            <text:p>0x0300_1108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D15</text:p>
          </table:table-cell>
          <table:table-cell table:style-name="ce123" office:value-type="string" calcext:value-type="string">
            <text:p>PAD_ETH_TXP___EPHY_RXN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TXP</text:p>
            <text:p>0x0300_112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D14</text:p>
          </table:table-cell>
          <table:table-cell table:style-name="ce123" office:value-type="string" calcext:value-type="string">
            <text:p>PAD_ETH_TXM___EPHY_RXP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TXM</text:p>
            <text:p>0x0300_112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C14</text:p>
          </table:table-cell>
          <table:table-cell table:style-name="ce123" office:value-type="string" calcext:value-type="string">
            <text:p>PAD_ETH_RXP___EPHY_TXN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RXP</text:p>
            <text:p>0x0300_112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B15</text:p>
          </table:table-cell>
          <table:table-cell table:style-name="ce123" office:value-type="string" calcext:value-type="string">
            <text:p>PAD_ETH_RXM___EPHY_TXP</text:p>
          </table:table-cell>
          <table:table-cell table:style-name="ce126" office:value-type="string" calcext:value-type="string">
            <text:p>ETH GPIO</text:p>
            <text:p>(1.8V)</text:p>
          </table:table-cell>
          <table:table-cell table:style-name="ce127"/>
          <table:table-cell table:style-name="ce123" office:value-type="string" calcext:value-type="string">
            <text:p>VDD18A_EPHY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ETH_RXM</text:p>
            <text:p>0x0300_113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12</text:p>
          </table:table-cell>
          <table:table-cell table:style-name="ce123" office:value-type="string" calcext:value-type="string">
            <text:p>VIVO_D10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10</text:p>
            <text:p>0x0300_1C00</text:p>
          </table:table-cell>
          <table:table-cell table:style-name="ce126" office:value-type="string" calcext:value-type="string">
            <text:p>FMUX_GPIO_REG_IOCTRL_VIVO_D10</text:p>
            <text:p>0x0300_113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B12</text:p>
          </table:table-cell>
          <table:table-cell table:style-name="ce123" office:value-type="string" calcext:value-type="string">
            <text:p>VIVO_D9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9</text:p>
            <text:p>0x0300_1C04</text:p>
          </table:table-cell>
          <table:table-cell table:style-name="ce126" office:value-type="string" calcext:value-type="string">
            <text:p>FMUX_GPIO_REG_IOCTRL_VIVO_D9</text:p>
            <text:p>0x0300_113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11</text:p>
          </table:table-cell>
          <table:table-cell table:style-name="ce123" office:value-type="string" calcext:value-type="string">
            <text:p>VIVO_D8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8</text:p>
            <text:p>0x0300_1C08</text:p>
          </table:table-cell>
          <table:table-cell table:style-name="ce126" office:value-type="string" calcext:value-type="string">
            <text:p>FMUX_GPIO_REG_IOCTRL_VIVO_D8</text:p>
            <text:p>0x0300_113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1</text:p>
          </table:table-cell>
          <table:table-cell table:style-name="ce123" office:value-type="string" calcext:value-type="string">
            <text:p>VIVO_D7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7</text:p>
            <text:p>0x0300_1C0C</text:p>
          </table:table-cell>
          <table:table-cell table:style-name="ce126" office:value-type="string" calcext:value-type="string">
            <text:p>FMUX_GPIO_REG_IOCTRL_VIVO_D7</text:p>
            <text:p>0x0300_114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10</text:p>
          </table:table-cell>
          <table:table-cell table:style-name="ce123" office:value-type="string" calcext:value-type="string">
            <text:p>VIVO_D6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6</text:p>
            <text:p>0x0300_1C10</text:p>
          </table:table-cell>
          <table:table-cell table:style-name="ce126" office:value-type="string" calcext:value-type="string">
            <text:p>FMUX_GPIO_REG_IOCTRL_VIVO_D6</text:p>
            <text:p>0x0300_114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0</text:p>
          </table:table-cell>
          <table:table-cell table:style-name="ce123" office:value-type="string" calcext:value-type="string">
            <text:p>VIVO_D5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5</text:p>
            <text:p>0x0300_1C14</text:p>
          </table:table-cell>
          <table:table-cell table:style-name="ce126" office:value-type="string" calcext:value-type="string">
            <text:p>FMUX_GPIO_REG_IOCTRL_VIVO_D5</text:p>
            <text:p>0x0300_114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D10</text:p>
          </table:table-cell>
          <table:table-cell table:style-name="ce123" office:value-type="string" calcext:value-type="string">
            <text:p>VIVO_D4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4</text:p>
            <text:p>0x0300_1C18</text:p>
          </table:table-cell>
          <table:table-cell table:style-name="ce126" office:value-type="string" calcext:value-type="string">
            <text:p>FMUX_GPIO_REG_IOCTRL_VIVO_D4</text:p>
            <text:p>0x0300_114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10</text:p>
          </table:table-cell>
          <table:table-cell table:style-name="ce123" office:value-type="string" calcext:value-type="string">
            <text:p>VIVO_D3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3</text:p>
            <text:p>0x0300_1C1C</text:p>
          </table:table-cell>
          <table:table-cell table:style-name="ce126" office:value-type="string" calcext:value-type="string">
            <text:p>FMUX_GPIO_REG_IOCTRL_VIVO_D3</text:p>
            <text:p>0x0300_115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9</text:p>
          </table:table-cell>
          <table:table-cell table:style-name="ce123" office:value-type="string" calcext:value-type="string">
            <text:p>VIVO_D2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2</text:p>
            <text:p>0x0300_1C20</text:p>
          </table:table-cell>
          <table:table-cell table:style-name="ce126" office:value-type="string" calcext:value-type="string">
            <text:p>FMUX_GPIO_REG_IOCTRL_VIVO_D2</text:p>
            <text:p>0x0300_115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9</text:p>
          </table:table-cell>
          <table:table-cell table:style-name="ce123" office:value-type="string" calcext:value-type="string">
            <text:p>VIVO_D1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1</text:p>
            <text:p>0x0300_1C24</text:p>
          </table:table-cell>
          <table:table-cell table:style-name="ce126" office:value-type="string" calcext:value-type="string">
            <text:p>FMUX_GPIO_REG_IOCTRL_VIVO_D1</text:p>
            <text:p>0x0300_115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E10</text:p>
          </table:table-cell>
          <table:table-cell table:style-name="ce123" office:value-type="string" calcext:value-type="string">
            <text:p>VIVO_D0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D0</text:p>
            <text:p>0x0300_1C28</text:p>
          </table:table-cell>
          <table:table-cell table:style-name="ce126" office:value-type="string" calcext:value-type="string">
            <text:p>FMUX_GPIO_REG_IOCTRL_VIVO_D0</text:p>
            <text:p>0x0300_115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9</text:p>
          </table:table-cell>
          <table:table-cell table:style-name="ce123" office:value-type="string" calcext:value-type="string">
            <text:p>VIVO_CLK</text:p>
          </table:table-cell>
          <table:table-cell table:style-name="ce126" office:value-type="string" calcext:value-type="string">
            <text:p>18OD33 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_VIVO</text:p>
          </table:table-cell>
          <table:table-cell table:style-name="ce126" office:value-type="string" calcext:value-type="string">
            <text:p>IOBLK_G12_REG_VIVO_CLK</text:p>
            <text:p>0x0300_1C2C</text:p>
          </table:table-cell>
          <table:table-cell table:style-name="ce126" office:value-type="string" calcext:value-type="string">
            <text:p>FMUX_GPIO_REG_IOCTRL_VIVO_CLK</text:p>
            <text:p>0x0300_116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B8</text:p>
          </table:table-cell>
          <table:table-cell table:style-name="ce123" office:value-type="string" calcext:value-type="string">
            <text:p>PAD_MIPIRX5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5N</text:p>
            <text:p>0x0300_1C30</text:p>
          </table:table-cell>
          <table:table-cell table:style-name="ce126" office:value-type="string" calcext:value-type="string">
            <text:p>FMUX_GPIO_REG_IOCTRL_PAD_MIPIRX5N</text:p>
            <text:p>0x0300_116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C8</text:p>
          </table:table-cell>
          <table:table-cell table:style-name="ce123" office:value-type="string" calcext:value-type="string">
            <text:p>PAD_MIPIRX5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5P</text:p>
            <text:p>0x0300_1C34</text:p>
          </table:table-cell>
          <table:table-cell table:style-name="ce126" office:value-type="string" calcext:value-type="string">
            <text:p>FMUX_GPIO_REG_IOCTRL_PAD_MIPIRX5P</text:p>
            <text:p>0x0300_116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7</text:p>
          </table:table-cell>
          <table:table-cell table:style-name="ce123" office:value-type="string" calcext:value-type="string">
            <text:p>PAD_MIPIRX4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4N</text:p>
            <text:p>0x0300_1C38</text:p>
          </table:table-cell>
          <table:table-cell table:style-name="ce126" office:value-type="string" calcext:value-type="string">
            <text:p>FMUX_GPIO_REG_IOCTRL_PAD_MIPIRX4N</text:p>
            <text:p>0x0300_116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A7</text:p>
          </table:table-cell>
          <table:table-cell table:style-name="ce123" office:value-type="string" calcext:value-type="string">
            <text:p>PAD_MIPIRX4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4P</text:p>
            <text:p>0x0300_1C3C</text:p>
          </table:table-cell>
          <table:table-cell table:style-name="ce126" office:value-type="string" calcext:value-type="string">
            <text:p>FMUX_GPIO_REG_IOCTRL_PAD_MIPIRX4P</text:p>
            <text:p>0x0300_117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C7</text:p>
          </table:table-cell>
          <table:table-cell table:style-name="ce123" office:value-type="string" calcext:value-type="string">
            <text:p>PAD_MIPIRX3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3N</text:p>
            <text:p>0x0300_1C40</text:p>
          </table:table-cell>
          <table:table-cell table:style-name="ce126" office:value-type="string" calcext:value-type="string">
            <text:p>FMUX_GPIO_REG_IOCTRL_PAD_MIPIRX3N</text:p>
            <text:p>0x0300_117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1">
          <table:table-cell table:style-name="ce119" office:value-type="string" calcext:value-type="string">
            <text:p>A6</text:p>
          </table:table-cell>
          <table:table-cell table:style-name="ce123" office:value-type="string" calcext:value-type="string">
            <text:p>PAD_MIPIRX3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3P</text:p>
            <text:p>0x0300_1C44</text:p>
          </table:table-cell>
          <table:table-cell table:style-name="ce126" office:value-type="string" calcext:value-type="string">
            <text:p>FMUX_GPIO_REG_IOCTRL_PAD_MIPIRX3P</text:p>
            <text:p>0x0300_117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10">
          <table:table-cell table:style-name="ce119" office:value-type="string" calcext:value-type="string">
            <text:p>B6</text:p>
          </table:table-cell>
          <table:table-cell table:style-name="ce123" office:value-type="string" calcext:value-type="string">
            <text:p>PAD_MIPIRX2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2N</text:p>
            <text:p>0x0300_1C48</text:p>
          </table:table-cell>
          <table:table-cell table:style-name="ce126" office:value-type="string" calcext:value-type="string">
            <text:p>FMUX_GPIO_REG_IOCTRL_PAD_MIPIRX2N</text:p>
            <text:p>0x0300_117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C6</text:p>
          </table:table-cell>
          <table:table-cell table:style-name="ce123" office:value-type="string" calcext:value-type="string">
            <text:p>PAD_MIPIRX2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2P</text:p>
            <text:p>0x0300_1C4C</text:p>
          </table:table-cell>
          <table:table-cell table:style-name="ce126" office:value-type="string" calcext:value-type="string">
            <text:p>FMUX_GPIO_REG_IOCTRL_PAD_MIPIRX2P</text:p>
            <text:p>0x0300_118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1">
          <table:table-cell table:style-name="ce119" office:value-type="string" calcext:value-type="string">
            <text:p>B5</text:p>
          </table:table-cell>
          <table:table-cell table:style-name="ce123" office:value-type="string" calcext:value-type="string">
            <text:p>PAD_MIPIRX1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1N</text:p>
            <text:p>0x0300_1C50</text:p>
          </table:table-cell>
          <table:table-cell table:style-name="ce126" office:value-type="string" calcext:value-type="string">
            <text:p>FMUX_GPIO_REG_IOCTRL_PAD_MIPIRX1N</text:p>
            <text:p>0x0300_118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C5</text:p>
          </table:table-cell>
          <table:table-cell table:style-name="ce123" office:value-type="string" calcext:value-type="string">
            <text:p>PAD_MIPIRX1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1P</text:p>
            <text:p>0x0300_1C54</text:p>
          </table:table-cell>
          <table:table-cell table:style-name="ce126" office:value-type="string" calcext:value-type="string">
            <text:p>FMUX_GPIO_REG_IOCTRL_PAD_MIPIRX1P</text:p>
            <text:p>0x0300_118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0">
          <table:table-cell table:style-name="ce119" office:value-type="string" calcext:value-type="string">
            <text:p>A4</text:p>
          </table:table-cell>
          <table:table-cell table:style-name="ce123" office:value-type="string" calcext:value-type="string">
            <text:p>PAD_MIPIRX0N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0N</text:p>
            <text:p>0x0300_1C58</text:p>
          </table:table-cell>
          <table:table-cell table:style-name="ce126" office:value-type="string" calcext:value-type="string">
            <text:p>FMUX_GPIO_REG_IOCTRL_PAD_MIPIRX0N</text:p>
            <text:p>0x0300_118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11">
          <table:table-cell table:style-name="ce119" office:value-type="string" calcext:value-type="string">
            <text:p>B4</text:p>
          </table:table-cell>
          <table:table-cell table:style-name="ce123" office:value-type="string" calcext:value-type="string">
            <text:p>PAD_MIPIRX0P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RX0P</text:p>
            <text:p>0x0300_1C5C</text:p>
          </table:table-cell>
          <table:table-cell table:style-name="ce126" office:value-type="string" calcext:value-type="string">
            <text:p>FMUX_GPIO_REG_IOCTRL_PAD_MIPIRX0P</text:p>
            <text:p>0x0300_119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A2</text:p>
          </table:table-cell>
          <table:table-cell table:style-name="ce123" office:value-type="string" calcext:value-type="string">
            <text:p>PAD_MIPI_TXM4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4</text:p>
            <text:p>0x0300_1C60</text:p>
          </table:table-cell>
          <table:table-cell table:style-name="ce126" office:value-type="string" calcext:value-type="string">
            <text:p>FMUX_GPIO_REG_IOCTRL_PAD_MIPI_TXM4</text:p>
            <text:p>0x0300_119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3</text:p>
          </table:table-cell>
          <table:table-cell table:style-name="ce123" office:value-type="string" calcext:value-type="string">
            <text:p>PAD_MIPI_TXP4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4</text:p>
            <text:p>0x0300_1C64</text:p>
          </table:table-cell>
          <table:table-cell table:style-name="ce126" office:value-type="string" calcext:value-type="string">
            <text:p>FMUX_GPIO_REG_IOCTRL_PAD_MIPI_TXP4</text:p>
            <text:p>0x0300_119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2</text:p>
          </table:table-cell>
          <table:table-cell table:style-name="ce123" office:value-type="string" calcext:value-type="string">
            <text:p>PAD_MIPI_TXM3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3</text:p>
            <text:p>0x0300_1C68</text:p>
          </table:table-cell>
          <table:table-cell table:style-name="ce126" office:value-type="string" calcext:value-type="string">
            <text:p>FMUX_GPIO_REG_IOCTRL_PAD_MIPI_TXM3</text:p>
            <text:p>0x0300_119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B1</text:p>
          </table:table-cell>
          <table:table-cell table:style-name="ce123" office:value-type="string" calcext:value-type="string">
            <text:p>PAD_MIPI_TXP3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3</text:p>
            <text:p>0x0300_1C6C</text:p>
          </table:table-cell>
          <table:table-cell table:style-name="ce126" office:value-type="string" calcext:value-type="string">
            <text:p>FMUX_GPIO_REG_IOCTRL_PAD_MIPI_TXP3</text:p>
            <text:p>0x0300_11A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8">
          <table:table-cell table:style-name="ce119" office:value-type="string" calcext:value-type="string">
            <text:p>C2</text:p>
          </table:table-cell>
          <table:table-cell table:style-name="ce123" office:value-type="string" calcext:value-type="string">
            <text:p>PAD_MIPI_TXM2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2</text:p>
            <text:p>0x0300_1C70</text:p>
          </table:table-cell>
          <table:table-cell table:style-name="ce126" office:value-type="string" calcext:value-type="string">
            <text:p>FMUX_GPIO_REG_IOCTRL_PAD_MIPI_TXM2</text:p>
            <text:p>0x0300_11A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C1</text:p>
          </table:table-cell>
          <table:table-cell table:style-name="ce123" office:value-type="string" calcext:value-type="string">
            <text:p>PAD_MIPI_TXP2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2</text:p>
            <text:p>0x0300_1C74</text:p>
          </table:table-cell>
          <table:table-cell table:style-name="ce126" office:value-type="string" calcext:value-type="string">
            <text:p>FMUX_GPIO_REG_IOCTRL_PAD_MIPI_TXP2</text:p>
            <text:p>0x0300_11A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D2</text:p>
          </table:table-cell>
          <table:table-cell table:style-name="ce123" office:value-type="string" calcext:value-type="string">
            <text:p>PAD_MIPI_TXM1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1</text:p>
            <text:p>0x0300_1C78</text:p>
          </table:table-cell>
          <table:table-cell table:style-name="ce126" office:value-type="string" calcext:value-type="string">
            <text:p>FMUX_GPIO_REG_IOCTRL_PAD_MIPI_TXM1</text:p>
            <text:p>0x0300_11A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8">
          <table:table-cell table:style-name="ce119" office:value-type="string" calcext:value-type="string">
            <text:p>D1</text:p>
          </table:table-cell>
          <table:table-cell table:style-name="ce123" office:value-type="string" calcext:value-type="string">
            <text:p>PAD_MIPI_TXP1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1</text:p>
            <text:p>0x0300_1C7C</text:p>
          </table:table-cell>
          <table:table-cell table:style-name="ce126" office:value-type="string" calcext:value-type="string">
            <text:p>FMUX_GPIO_REG_IOCTRL_PAD_MIPI_TXP1</text:p>
            <text:p>0x0300_11B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35"/>
          <table:table-cell table:number-columns-repeated="16373"/>
        </table:table-row>
        <table:table-row table:style-name="ro7">
          <table:table-cell table:style-name="ce119" office:value-type="string" calcext:value-type="string">
            <text:p>E2</text:p>
          </table:table-cell>
          <table:table-cell table:style-name="ce123" office:value-type="string" calcext:value-type="string">
            <text:p>PAD_MIPI_TXM0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M0</text:p>
            <text:p>0x0300_1C80</text:p>
          </table:table-cell>
          <table:table-cell table:style-name="ce126" office:value-type="string" calcext:value-type="string">
            <text:p>FMUX_GPIO_REG_IOCTRL_PAD_MIPI_TXM0</text:p>
            <text:p>0x0300_11B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7">
          <table:table-cell table:style-name="ce119" office:value-type="string" calcext:value-type="string">
            <text:p>E1</text:p>
          </table:table-cell>
          <table:table-cell table:style-name="ce123" office:value-type="string" calcext:value-type="string">
            <text:p>PAD_MIPI_TXP0</text:p>
          </table:table-cell>
          <table:table-cell table:style-name="ce126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18A_MIPI</text:p>
          </table:table-cell>
          <table:table-cell table:style-name="ce126" office:value-type="string" calcext:value-type="string">
            <text:p>IOBLK_G12_REG_PAD_MIPI_TXP0</text:p>
            <text:p>0x0300_1C84</text:p>
          </table:table-cell>
          <table:table-cell table:style-name="ce126" office:value-type="string" calcext:value-type="string">
            <text:p>FMUX_GPIO_REG_IOCTRL_PAD_MIPI_TXP0</text:p>
            <text:p>0x0300_11B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H1</text:p>
          </table:table-cell>
          <table:table-cell table:style-name="ce123" office:value-type="string" calcext:value-type="string">
            <text:p>PAD_AUD_AINL_MIC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INL_MIC</text:p>
            <text:p>0x0300_11B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J1</text:p>
          </table:table-cell>
          <table:table-cell table:style-name="ce123" office:value-type="string" calcext:value-type="string">
            <text:p>PAD_AUD_AINR_MIC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INR_MIC</text:p>
            <text:p>0x0300_11C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F2</text:p>
          </table:table-cell>
          <table:table-cell table:style-name="ce123" office:value-type="string" calcext:value-type="string">
            <text:p>PAD_AUD_AOUTL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OUTL</text:p>
            <text:p>0x0300_11C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5">
          <table:table-cell table:style-name="ce119" office:value-type="string" calcext:value-type="string">
            <text:p>G2</text:p>
          </table:table-cell>
          <table:table-cell table:style-name="ce123" office:value-type="string" calcext:value-type="string">
            <text:p>PAD_AUD_AOUTR</text:p>
          </table:table-cell>
          <table:table-cell table:style-name="ce126" office:value-type="string" calcext:value-type="string">
            <text:p>AUDIO GPIO </text:p>
            <text:p>(1.8V)</text:p>
          </table:table-cell>
          <table:table-cell table:style-name="ce127"/>
          <table:table-cell table:style-name="ce119" office:value-type="string" calcext:value-type="string">
            <text:p>VDD18A_MIPI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PAD_AUD_AOUTR</text:p>
            <text:p>0x0300_11C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4">
          <table:table-cell table:style-name="ce119" office:value-type="string" calcext:value-type="string">
            <text:p>C15</text:p>
          </table:table-cell>
          <table:table-cell table:style-name="ce123" office:value-type="string" calcext:value-type="string">
            <text:p>GPIO_RTX___EPHY_RTX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2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2_REG_GPIO_RTX</text:p>
            <text:p>0x0300_1C8C</text:p>
          </table:table-cell>
          <table:table-cell table:style-name="ce126" office:value-type="string" calcext:value-type="string">
            <text:p>FMUX_GPIO_REG_IOCTRL_GPIO_RTX</text:p>
            <text:p>0x0300_11C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3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R10</text:p>
          </table:table-cell>
          <table:table-cell table:style-name="ce123" office:value-type="string" calcext:value-type="string">
            <text:p>GPIO_ZQ___PAD_ZQ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RTC</text:p>
          </table:table-cell>
          <table:table-cell table:style-name="ce119" office:value-type="string" calcext:value-type="string">
            <text:p>VDDIO_RTC</text:p>
          </table:table-cell>
          <table:table-cell table:style-name="ce126" office:value-type="string" calcext:value-type="string">
            <text:p>IOBLK_GRTC_REG_GPIO_ZQ</text:p>
            <text:p>0x0502_70E0</text:p>
          </table:table-cell>
          <table:table-cell table:style-name="ce126" office:value-type="string" calcext:value-type="string">
            <text:p>FMUX_GPIO_REG_IOCTRL_GPIO_ZQ</text:p>
            <text:p>0x0300_11D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34"/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0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0</text:p>
            <text:p>0x0300_181C</text:p>
          </table:table-cell>
          <table:table-cell table:style-name="ce126" office:value-type="string" calcext:value-type="string">
            <text:p>FMUX_GPIO_REG_IOCTRL_PKG_TYPE0</text:p>
            <text:p>0x0300_1104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1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1</text:p>
            <text:p>0x0300_1824</text:p>
          </table:table-cell>
          <table:table-cell table:style-name="ce126" office:value-type="string" calcext:value-type="string">
            <text:p>FMUX_GPIO_REG_IOCTRL_PKG_TYPE1</text:p>
            <text:p>0x0300_110C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PKG_TYPE2</text:p>
          </table:table-cell>
          <table:table-cell table:style-name="ce119" office:value-type="string" calcext:value-type="string">
            <text:p>1.8V GPIO</text:p>
          </table:table-cell>
          <table:table-cell table:style-name="ce119" office:value-type="string" calcext:value-type="string">
            <text:p>G1</text:p>
          </table:table-cell>
          <table:table-cell table:style-name="ce119" office:value-type="string" calcext:value-type="string">
            <text:p>VDDIO18_1</text:p>
          </table:table-cell>
          <table:table-cell table:style-name="ce126" office:value-type="string" calcext:value-type="string">
            <text:p>IOBLK_G1_REG_PKG_TYPE2</text:p>
            <text:p>0x0300_1828</text:p>
          </table:table-cell>
          <table:table-cell table:style-name="ce126" office:value-type="string" calcext:value-type="string">
            <text:p>FMUX_GPIO_REG_IOCTRL_PKG_TYPE2</text:p>
            <text:p>0x0300_1110</text:p>
          </table:table-cell>
          <table:table-cell table:style-name="ce119" office:value-type="string" calcext:value-type="string">
            <text:p>0x0</text:p>
          </table:table-cell>
          <table:table-cell table:style-name="ce13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3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MISO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MISO</text:p>
            <text:p>0x0300_1114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3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MOSI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MOSI</text:p>
            <text:p>0x0300_1118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3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CS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CS</text:p>
            <text:p>0x0300_111C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3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9" table:formula="of:=#N/A" office:value-type="string" office:string-value="" calcext:value-type="error">
            <text:p>#N/A</text:p>
          </table:table-cell>
          <table:table-cell table:style-name="ce123" office:value-type="string" calcext:value-type="string">
            <text:p>MUX_SPI1_SCK</text:p>
          </table:table-cell>
          <table:table-cell table:number-columns-repeated="3" table:style-name="ce119" office:value-type="string" calcext:value-type="string">
            <text:p>NA</text:p>
          </table:table-cell>
          <table:table-cell table:style-name="ce126" table:formula="of:=#N/A" office:value-type="string" office:string-value="" calcext:value-type="error">
            <text:p>#N/A</text:p>
          </table:table-cell>
          <table:table-cell table:style-name="ce126" office:value-type="string" calcext:value-type="string">
            <text:p>FMUX_GPIO_REG_IOCTRL_MUX_SPI1_SCK</text:p>
            <text:p>0x0300_1120</text:p>
          </table:table-cell>
          <table:table-cell table:style-name="ce119" office:value-type="string" calcext:value-type="string">
            <text:p>0x3</text:p>
          </table:table-cell>
          <table:table-cell table:style-name="ce13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3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office:forms form:automatic-focus="false" form:apply-design-mode="false"/>
        <table:table-column table:style-name="co4" table:number-columns-repeated="4" table:default-cell-style-name="ce139"/>
        <table:table-column table:style-name="co4" table:number-columns-repeated="8" table:default-cell-style-name="ce140"/>
        <table:table-column table:style-name="co4" table:default-cell-style-name="ce139"/>
        <table:table-column table:style-name="co4" table:default-cell-style-name="Default"/>
        <table:table-column table:style-name="co4" table:default-cell-style-name="ce139"/>
        <table:table-column table:style-name="co4" table:default-cell-style-name="Default"/>
        <table:table-row table:style-name="ro1">
          <table:table-cell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number-columns-repeated="3"/>
          <table:table-cell table:style-name="ce139" table:number-columns-repeated="2"/>
          <table:table-cell table:number-columns-repeated="4"/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4"/>
          <table:table-cell table:style-name="ce116" office:value-type="string" calcext:value-type="string">
            <text:p>NUM</text:p>
          </table:table-cell>
          <table:table-cell table:style-name="ce116" office:value-type="string" calcext:value-type="string">
            <text:p>SG2000</text:p>
          </table:table-cell>
          <table:table-cell table:style-name="ce116" office:value-type="string" calcext:value-type="string">
            <text:p>NAME</text:p>
          </table:table-cell>
          <table:table-cell table:number-columns-repeated="2" table:style-name="ce116" office:value-type="string" calcext:value-type="string">
            <text:p>PIN</text:p>
          </table:table-cell>
          <table:table-cell table:style-name="ce116" office:value-type="string" calcext:value-type="string">
            <text:p>NAME</text:p>
          </table:table-cell>
          <table:table-cell table:style-name="ce116" office:value-type="string" calcext:value-type="string">
            <text:p>SG2000</text:p>
          </table:table-cell>
          <table:table-cell table:style-name="ce116" office:value-type="string" calcext:value-type="string">
            <text:p>NUM</text:p>
          </table:table-cell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YS(5V)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3</text:p>
          </table:table-cell>
          <table:table-cell table:style-name="ce140" office:value-type="string" calcext:value-type="string">
            <text:p>I2C4_SCL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XGPIOB[20]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YS(5V)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2"/>
          <table:table-cell table:style-name="ce140" office:value-type="string" calcext:value-type="string">
            <text:p>I2C4_SDA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XGPIOB[21]</text:p>
          </table:table-cell>
          <table:table-cell office:value-type="string" calcext:value-type="string">
            <text:p>B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2">
          <table:table-cell table:number-columns-repeated="2"/>
          <table:table-cell table:style-name="ce140" office:value-type="string" calcext:value-type="string">
            <text:p>I2C1_SCL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XGPIOB[18]</text:p>
          </table:table-cell>
          <table:table-cell office:value-type="string" calcext:value-type="string">
            <text:p>B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XGPIOA[16]</text:p>
          </table:table-cell>
          <table:table-cell office:value-type="float" office:value="496" calcext:value-type="float">
            <text:p>496</text:p>
          </table:table-cell>
          <table:table-cell table:style-name="ce140" office:value-type="string" calcext:value-type="string">
            <text:p>UART0_TX/UART1_TX</text:p>
          </table:table-cell>
          <table:table-cell table:style-name="ce140" office:value-type="string" calcext:value-type="string">
            <text:p>PWM4</text:p>
          </table:table-cell>
          <table:table-cell/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GND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XGPIOA[17]</text:p>
          </table:table-cell>
          <table:table-cell office:value-type="float" office:value="497" calcext:value-type="float">
            <text:p>497</text:p>
          </table:table-cell>
          <table:table-cell table:style-name="ce140" office:value-type="string" calcext:value-type="string">
            <text:p>UART0_RX/UART1_RX</text:p>
          </table:table-cell>
          <table:table-cell table:style-name="ce140" office:value-type="string" calcext:value-type="string">
            <text:p>PWM5</text:p>
          </table:table-cell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1</text:p>
          </table:table-cell>
          <table:table-cell table:style-name="ce140" office:value-type="string" calcext:value-type="string">
            <text:p>I2C1_SDA</text:p>
          </table:table-cell>
          <table:table-cell table:style-name="ce140" office:value-type="string" calcext:value-type="string">
            <text:p>UART2_TX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XGPIOB[11]</text:p>
          </table:table-cell>
          <table:table-cell office:value-type="string" calcext:value-type="string">
            <text:p>B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XGPIOB[19]</text:p>
          </table:table-cell>
          <table:table-cell office:value-type="float" office:value="467" calcext:value-type="float">
            <text:p>467</text:p>
          </table:table-cell>
          <table:table-cell table:style-name="ce140" office:value-type="string" calcext:value-type="string">
            <text:p>UART2_TX</text:p>
          </table:table-cell>
          <table:table-cell table:style-name="ce140" office:value-type="string" calcext:value-type="string">
            <text:p>PWM2</text:p>
          </table:table-cell>
          <table:table-cell/>
          <table:table-cell table:style-name="ce139"/>
        </table:table-row>
        <table:table-row table:style-name="ro1">
          <table:table-cell/>
          <table:table-cell table:style-name="ce140" office:value-type="string" calcext:value-type="string">
            <text:p>PWM2</text:p>
          </table:table-cell>
          <table:table-cell table:style-name="ce140" office:value-type="string" calcext:value-type="string">
            <text:p>I2C1_SCL</text:p>
          </table:table-cell>
          <table:table-cell table:style-name="ce140" office:value-type="string" calcext:value-type="string">
            <text:p>UART2_RX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XGPIOB[12]</text:p>
          </table:table-cell>
          <table:table-cell office:value-type="string" calcext:value-type="string">
            <text:p>B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">
          <table:table-cell table:number-columns-repeated="3"/>
          <table:table-cell table:style-name="ce140" office:value-type="string" calcext:value-type="string">
            <text:p>UART2_RX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GPIOB[22]</text:p>
          </table:table-cell>
          <table:table-cell office:value-type="string" calcext:value-type="string">
            <text:p>B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XGPIOA[20]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9"/>
          <table:table-cell/>
          <table:table-cell table:style-name="ce140" office:value-type="string" calcext:value-type="string">
            <text:p>JTAG_TRST</text:p>
          </table:table-cell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XGPIOA[19]</text:p>
          </table:table-cell>
          <table:table-cell office:value-type="float" office:value="499" calcext:value-type="float">
            <text:p>499</text:p>
          </table:table-cell>
          <table:table-cell table:style-name="ce140" office:value-type="string" calcext:value-type="string">
            <text:p>UART1_TX/UART1_RTS</text:p>
          </table:table-cell>
          <table:table-cell table:style-name="ce140" office:value-type="string" calcext:value-type="string">
            <text:p>PWM7</text:p>
          </table:table-cell>
          <table:table-cell/>
          <table:table-cell table:style-name="ce140" office:value-type="string" calcext:value-type="string">
            <text:p>JTAG_TMS</text:p>
          </table:table-cell>
        </table:table-row>
        <table:table-row table:style-name="ro1">
          <table:table-cell table:style-name="ce140" office:value-type="string" calcext:value-type="string">
            <text:p>SPI3_SDO</text:p>
          </table:table-cell>
          <table:table-cell table:style-name="ce140" office:value-type="string" calcext:value-type="string">
            <text:p>PWM3</text:p>
          </table:table-cell>
          <table:table-cell table:style-name="ce140" office:value-type="string" calcext:value-type="string">
            <text:p>I2C2_SCL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XGPIOB[13]</text:p>
          </table:table-cell>
          <table:table-cell office:value-type="string" calcext:value-type="string">
            <text:p>B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/>
          <table:table-cell table:style-name="ce139"/>
          <table:table-cell/>
          <table:table-cell table:style-name="ce139"/>
        </table:table-row>
        <table:table-row table:style-name="ro12">
          <table:table-cell table:style-name="ce140" office:value-type="string" calcext:value-type="string">
            <text:p>SPI3_SDI</text:p>
          </table:table-cell>
          <table:table-cell/>
          <table:table-cell table:style-name="ce140" office:value-type="string" calcext:value-type="string">
            <text:p>I2C2_SDA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XGPIOB[14]</text:p>
          </table:table-cell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XGPIOA[18]</text:p>
          </table:table-cell>
          <table:table-cell office:value-type="float" office:value="498" calcext:value-type="float">
            <text:p>498</text:p>
          </table:table-cell>
          <table:table-cell table:style-name="ce140" office:value-type="string" calcext:value-type="string">
            <text:p>UART1_RX/UART1_CTS</text:p>
          </table:table-cell>
          <table:table-cell table:style-name="ce140" office:value-type="string" calcext:value-type="string">
            <text:p>PWM6</text:p>
          </table:table-cell>
          <table:table-cell/>
          <table:table-cell table:style-name="ce140" office:value-type="string" calcext:value-type="string">
            <text:p>JTAG_TCK</text:p>
          </table:table-cell>
        </table:table-row>
        <table:table-row table:style-name="ro1">
          <table:table-cell table:style-name="ce140" office:value-type="string" calcext:value-type="string">
            <text:p>SPI3_SCK</text:p>
          </table:table-cell>
          <table:table-cell table:number-columns-repeated="2"/>
          <table:table-cell table:style-name="ce140" office:value-type="string" calcext:value-type="string">
            <text:p>UART2_TX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XGPIOB[15]</text:p>
          </table:table-cell>
          <table:table-cell office:value-type="string" calcext:value-type="string">
            <text:p>B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XGPIOB[16]</text:p>
          </table:table-cell>
          <table:table-cell office:value-type="float" office:value="464" calcext:value-type="float">
            <text:p>464</text:p>
          </table:table-cell>
          <table:table-cell table:style-name="ce140" office:value-type="string" calcext:value-type="string">
            <text:p>UART2_RX</text:p>
          </table:table-cell>
          <table:table-cell table:style-name="ce139"/>
          <table:table-cell table:style-name="ce140" office:value-type="string" calcext:value-type="string">
            <text:p>SPI3_CS</text:p>
          </table:table-cell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XGPIOA[28]</text:p>
          </table:table-cell>
          <table:table-cell office:value-type="float" office:value="508" calcext:value-type="float">
            <text:p>508</text:p>
          </table:table-cell>
          <table:table-cell table:style-name="ce140" office:value-type="string" calcext:value-type="string">
            <text:p>UART2_TX/UART1_TX</text:p>
          </table:table-cell>
          <table:table-cell table:style-name="ce139"/>
          <table:table-cell/>
          <table:table-cell table:style-name="ce139"/>
        </table:table-row>
        <table:table-row table:style-name="ro12">
          <table:table-cell table:number-columns-repeated="4"/>
          <table:table-cell table:style-name="ce139" table:number-columns-repeated="2"/>
          <table:table-cell office:value-type="string" calcext:value-type="string">
            <text:p>VSYS(5V)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DIO_OUT_R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40" office:value-type="string" calcext:value-type="string">
            <text:p>PWM12</text:p>
          </table:table-cell>
          <table:table-cell table:style-name="ce140" office:value-type="string" calcext:value-type="string">
            <text:p>I2C4_SCL</text:p>
          </table:table-cell>
          <table:table-cell table:style-name="ce140" office:value-type="string" calcext:value-type="string">
            <text:p>UART3_TX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XGPIOB[1]</text:p>
          </table:table-cell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DIO_OUT_L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13</text:p>
          </table:table-cell>
          <table:table-cell table:style-name="ce140" office:value-type="string" calcext:value-type="string">
            <text:p>I2C4_SDA</text:p>
          </table:table-cell>
          <table:table-cell table:style-name="ce140" office:value-type="string" calcext:value-type="string">
            <text:p>UART3_RX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XGPIOB[2]</text:p>
          </table:table-cell>
          <table:table-cell office:value-type="string" calcext:value-type="string">
            <text:p>B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DIO_IN_R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office:value-type="string" calcext:value-type="string">
            <text:p>XGPIOB[3]</text:p>
          </table:table-cell>
          <table:table-cell office:value-type="string" calcext:value-type="string">
            <text:p>B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DIO_IN_L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10</text:p>
          </table:table-cell>
          <table:table-cell table:style-name="ce140" office:value-type="string" calcext:value-type="string">
            <text:p>I2C2_SDA</text:p>
          </table:table-cell>
          <table:table-cell/>
          <table:table-cell table:style-name="ce140" office:value-type="string" calcext:value-type="string">
            <text:p>LCD_RS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WR_GPIO[2]</text:p>
          </table:table-cell>
          <table:table-cell office:value-type="string" calcext:value-type="string">
            <text:p>E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V3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40" office:value-type="string" calcext:value-type="string">
            <text:p>PWM9</text:p>
          </table:table-cell>
          <table:table-cell table:style-name="ce140" office:value-type="string" calcext:value-type="string">
            <text:p>I2C2_SCL</text:p>
          </table:table-cell>
          <table:table-cell table:style-name="ce140" office:value-type="string" calcext:value-type="string">
            <text:p>UART2_RX</text:p>
          </table:table-cell>
          <table:table-cell table:style-name="ce140" office:value-type="string" calcext:value-type="string">
            <text:p>LCD_PWR_C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WR_GPIO[1]</text:p>
          </table:table-cell>
          <table:table-cell office:value-type="string" calcext:value-type="string">
            <text:p>E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XGPIOC[18]</text:p>
          </table:table-cell>
          <table:table-cell office:value-type="float" office:value="434" calcext:value-type="float">
            <text:p>434</text:p>
          </table:table-cell>
          <table:table-cell table:style-name="ce140" office:value-type="string" calcext:value-type="string">
            <text:p>MIPI_TX_3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40" office:value-type="string" calcext:value-type="string">
            <text:p>PWM8</text:p>
          </table:table-cell>
          <table:table-cell/>
          <table:table-cell table:style-name="ce140" office:value-type="string" calcext:value-type="string">
            <text:p>UART2_TX</text:p>
          </table:table-cell>
          <table:table-cell table:style-name="ce140" office:value-type="string" calcext:value-type="string">
            <text:p>LCD_PW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WR_GPIO[0]</text:p>
          </table:table-cell>
          <table:table-cell office:value-type="string" calcext:value-type="string">
            <text:p>E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XGPIOC[19]</text:p>
          </table:table-cell>
          <table:table-cell office:value-type="float" office:value="435" calcext:value-type="float">
            <text:p>435</text:p>
          </table:table-cell>
          <table:table-cell table:style-name="ce140" office:value-type="string" calcext:value-type="string">
            <text:p>MIPI_TX_3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2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GPIOC[20]</text:p>
          </table:table-cell>
          <table:table-cell office:value-type="string" calcext:value-type="string">
            <text:p>C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XGPIOC[16]</text:p>
          </table:table-cell>
          <table:table-cell office:value-type="float" office:value="432" calcext:value-type="float">
            <text:p>432</text:p>
          </table:table-cell>
          <table:table-cell table:style-name="ce140" office:value-type="string" calcext:value-type="string">
            <text:p>MIPI_TX_C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2P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XGPIOC[21]</text:p>
          </table:table-cell>
          <table:table-cell office:value-type="string" calcext:value-type="string">
            <text:p>C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XGPIOC[17]</text:p>
          </table:table-cell>
          <table:table-cell office:value-type="float" office:value="433" calcext:value-type="float">
            <text:p>433</text:p>
          </table:table-cell>
          <table:table-cell table:style-name="ce140" office:value-type="string" calcext:value-type="string">
            <text:p>MIPI_TX_C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39" table:number-columns-repeated="2"/>
          <table:table-cell office:value-type="string" calcext:value-type="string">
            <text:p>GN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style-name="ce13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1N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XGPIOC[14]</text:p>
          </table:table-cell>
          <table:table-cell office:value-type="string" calcext:value-type="string">
            <text:p>C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XGPIOC[12]</text:p>
          </table:table-cell>
          <table:table-cell office:value-type="float" office:value="428" calcext:value-type="float">
            <text:p>428</text:p>
          </table:table-cell>
          <table:table-cell table:style-name="ce140" office:value-type="string" calcext:value-type="string">
            <text:p>MIPI_TX_0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40" office:value-type="string" calcext:value-type="string">
            <text:p>MIPI_TX_1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XGPIOC[15]</text:p>
          </table:table-cell>
          <table:table-cell office:value-type="string" calcext:value-type="string">
            <text:p>C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XGPIOC[13]</text:p>
          </table:table-cell>
          <table:table-cell office:value-type="float" office:value="429" calcext:value-type="float">
            <text:p>429</text:p>
          </table:table-cell>
          <table:table-cell table:style-name="ce140" office:value-type="string" calcext:value-type="string">
            <text:p>MIPI_TX_0P</text:p>
          </table:table-cell>
          <table:table-cell/>
          <table:table-cell table:style-name="Default"/>
          <table:table-cell/>
        </table:table-row>
      </table:table>
      <table:table table:name="Rock Pi S raw pinout" table:style-name="ta1">
        <table:table-column table:style-name="co4" table:number-columns-repeated="4" table:default-cell-style-name="ce139"/>
        <table:table-column table:style-name="co4" table:number-columns-repeated="5" table:default-cell-style-name="ce140"/>
        <table:table-column table:style-name="co4" table:number-columns-repeated="2" table:default-cell-style-name="ce139"/>
        <table:table-column table:style-name="co4" table:default-cell-style-name="ce140"/>
        <table:table-row table:style-name="ro1">
          <table:table-cell table:style-name="ce141" office:value-type="string" calcext:value-type="string">
            <text:p>Tables copied from <text:a xlink:href="https://wiki.radxa.com/RockpiS/hardware/gpio" xlink:type="simple">https://wiki.radxa.com/RockpiS/hardware/gpio</text:a> (v13)</text:p>
          </table:table-cell>
          <table:table-cell table:style-name="ce67" table:number-columns-repeated="10"/>
          <table:table-cell table:style-name="ce142"/>
        </table:table-row>
        <table:table-row table:style-name="ro1">
          <table:table-cell table:style-name="ce67" office:value-type="string" calcext:value-type="string">
            <text:p>GPIO number </text:p>
          </table:table-cell>
          <table:table-cell table:style-name="ce67" office:value-type="string" calcext:value-type="string">
            <text:p>Func4 </text:p>
          </table:table-cell>
          <table:table-cell table:style-name="ce67" office:value-type="string" calcext:value-type="string">
            <text:p>Func3 </text:p>
          </table:table-cell>
          <table:table-cell table:style-name="ce67" office:value-type="string" calcext:value-type="string">
            <text:p>Func2 </text:p>
          </table:table-cell>
          <table:table-cell table:style-name="ce67" office:value-type="string" calcext:value-type="string">
            <text:p>Func1 </text:p>
          </table:table-cell>
          <table:table-cell table:number-columns-repeated="2" table:style-name="ce67" office:value-type="string" calcext:value-type="string">
            <text:p>Pin# </text:p>
          </table:table-cell>
          <table:table-cell table:style-name="ce67" office:value-type="string" calcext:value-type="string">
            <text:p>Func1 </text:p>
          </table:table-cell>
          <table:table-cell table:style-name="ce67" office:value-type="string" calcext:value-type="string">
            <text:p>Func2 </text:p>
          </table:table-cell>
          <table:table-cell table:style-name="ce67" office:value-type="string" calcext:value-type="string">
            <text:p>Func3 </text:p>
          </table:table-cell>
          <table:table-cell table:style-name="ce67" office:value-type="string" calcext:value-type="string">
            <text:p>Func4 </text:p>
          </table:table-cell>
          <table:table-cell table:style-name="ce142"/>
        </table:table-row>
        <table:table-row table:style-name="ro1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.0V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style-name="ce140" office:value-type="float" office:value="11" calcext:value-type="float">
            <text:p>11</text:p>
          </table:table-cell>
          <table:table-cell table:number-columns-repeated="2"/>
          <table:table-cell table:style-name="ce140" office:value-type="string" calcext:value-type="string">
            <text:p>I2C1_SDA </text:p>
          </table:table-cell>
          <table:table-cell office:value-type="string" calcext:value-type="string">
            <text:p>GPIO0_B3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5.0V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style-name="ce140" office:value-type="float" office:value="12" calcext:value-type="float">
            <text:p>12</text:p>
          </table:table-cell>
          <table:table-cell table:number-columns-repeated="2"/>
          <table:table-cell table:style-name="ce140" office:value-type="string" calcext:value-type="string">
            <text:p>I2C1_SCL </text:p>
          </table:table-cell>
          <table:table-cell office:value-type="string" calcext:value-type="string">
            <text:p>GPIO0_B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68" calcext:value-type="float">
            <text:p>68</text:p>
          </table:table-cell>
          <table:table-cell/>
          <table:table-cell table:style-name="ce140" office:value-type="string" calcext:value-type="string">
            <text:p>PDM_CLK_M_M2 </text:p>
          </table:table-cell>
          <table:table-cell table:style-name="ce140" office:value-type="string" calcext:value-type="string">
            <text:p>I2S0_8CH_MCLK </text:p>
          </table:table-cell>
          <table:table-cell office:value-type="string" calcext:value-type="string">
            <text:p>GPIO2_A4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2_A1 </text:p>
          </table:table-cell>
          <table:table-cell office:value-type="string" calcext:value-type="string">
            <text:p>UART0_TX </text:p>
          </table:table-cell>
          <table:table-cell table:style-name="ce140" office:value-type="string" calcext:value-type="string">
            <text:p>SPI0_MOSI 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2_A0 </text:p>
          </table:table-cell>
          <table:table-cell office:value-type="string" calcext:value-type="string">
            <text:p>UART0_RX </text:p>
          </table:table-cell>
          <table:table-cell table:style-name="ce140" office:value-type="string" calcext:value-type="string">
            <text:p>SPI0_MISO 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2">
          <table:table-cell table:style-name="ce140" office:value-type="float" office:value="15" calcext:value-type="float">
            <text:p>15</text:p>
          </table:table-cell>
          <table:table-cell/>
          <table:table-cell table:style-name="ce140" office:value-type="string" calcext:value-type="string">
            <text:p>I2C3_SDA_M0 </text:p>
          </table:table-cell>
          <table:table-cell table:style-name="ce140" office:value-type="string" calcext:value-type="string">
            <text:p>PWM2 </text:p>
          </table:table-cell>
          <table:table-cell office:value-type="string" calcext:value-type="string">
            <text:p>GPIO0_B7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2_A5 </text:p>
          </table:table-cell>
          <table:table-cell office:value-type="string" calcext:value-type="string">
            <text:p>I2S0_8CH_SCLK_TX 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40" office:value-type="float" office:value="16" calcext:value-type="float">
            <text:p>16</text:p>
          </table:table-cell>
          <table:table-cell/>
          <table:table-cell table:style-name="ce140" office:value-type="string" calcext:value-type="string">
            <text:p>I2C3_SCL_M0 </text:p>
          </table:table-cell>
          <table:table-cell table:style-name="ce140" office:value-type="string" calcext:value-type="string">
            <text:p>PWM3 </text:p>
          </table:table-cell>
          <table:table-cell office:value-type="string" calcext:value-type="string">
            <text:p>GPIO0_C0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17" calcext:value-type="float">
            <text:p>17</text:p>
          </table:table-cell>
          <table:table-cell table:number-columns-repeated="2"/>
          <table:table-cell table:style-name="ce140" office:value-type="string" calcext:value-type="string">
            <text:p>SPDIF_TX </text:p>
          </table:table-cell>
          <table:table-cell office:value-type="string" calcext:value-type="string">
            <text:p>GPIO0_C1 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_B2 </text:p>
          </table:table-cell>
          <table:table-cell office:value-type="string" calcext:value-type="string">
            <text:p>I2S0_8CH_SDO1 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_B1 </text:p>
          </table:table-cell>
          <table:table-cell office:value-type="string" calcext:value-type="string">
            <text:p>I2S0_8CH_SDO0 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2">
          <table:table-cell table:style-name="ce140" office:value-type="float" office:value="55" calcext:value-type="float">
            <text:p>55</text:p>
          </table:table-cell>
          <table:table-cell table:style-name="ce140" office:value-type="string" calcext:value-type="string">
            <text:p>SPI2_MOSI </text:p>
          </table:table-cell>
          <table:table-cell table:style-name="ce140" office:value-type="string" calcext:value-type="string">
            <text:p>UART2_TX_M0 </text:p>
          </table:table-cell>
          <table:table-cell table:style-name="ce140" office:value-type="string" calcext:value-type="string">
            <text:p>UART1_RTSN </text:p>
          </table:table-cell>
          <table:table-cell office:value-type="string" calcext:value-type="string">
            <text:p>GPIO1_C7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54" calcext:value-type="float">
            <text:p>54</text:p>
          </table:table-cell>
          <table:table-cell table:style-name="ce140" office:value-type="string" calcext:value-type="string">
            <text:p>SPI2_MISO </text:p>
          </table:table-cell>
          <table:table-cell table:style-name="ce140" office:value-type="string" calcext:value-type="string">
            <text:p>UART2_RX_M0 </text:p>
          </table:table-cell>
          <table:table-cell table:style-name="ce140" office:value-type="string" calcext:value-type="string">
            <text:p>UART1_CTSN </text:p>
          </table:table-cell>
          <table:table-cell office:value-type="string" calcext:value-type="string">
            <text:p>GPIO1_C6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_A7 </text:p>
          </table:table-cell>
          <table:table-cell office:value-type="string" calcext:value-type="string">
            <text:p>I2S0_8CH_LRCK_TX 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40" office:value-type="float" office:value="56" calcext:value-type="float">
            <text:p>56</text:p>
          </table:table-cell>
          <table:table-cell table:style-name="ce140" office:value-type="string" calcext:value-type="string">
            <text:p>SPI2_CLK </text:p>
          </table:table-cell>
          <table:table-cell table:style-name="ce140" office:value-type="string" calcext:value-type="string">
            <text:p>I2C0_SDA </text:p>
          </table:table-cell>
          <table:table-cell table:style-name="ce140" office:value-type="string" calcext:value-type="string">
            <text:p>UART1_RX </text:p>
          </table:table-cell>
          <table:table-cell office:value-type="string" calcext:value-type="string">
            <text:p>GPIO1_D0 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_D1 </text:p>
          </table:table-cell>
          <table:table-cell office:value-type="string" calcext:value-type="string">
            <text:p>UART1_TX </text:p>
          </table:table-cell>
          <table:table-cell table:style-name="ce140" office:value-type="string" calcext:value-type="string">
            <text:p>I2C0_SCL </text:p>
          </table:table-cell>
          <table:table-cell table:style-name="ce140" office:value-type="string" calcext:value-type="string">
            <text:p>SPI2_CSN0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0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2_B5 </text:p>
          </table:table-cell>
          <table:table-cell office:value-type="string" calcext:value-type="string">
            <text:p>I2S0_8CH_SDI0 </text:p>
          </table:table-cell>
          <table:table-cell table:style-name="ce140" office:value-type="string" calcext:value-type="string">
            <text:p>PDM_SDI0_M2 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ADC_KEY_IN1 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IO2_B6 </text:p>
          </table:table-cell>
          <table:table-cell office:value-type="string" calcext:value-type="string">
            <text:p>I2S0_8CH_SDI1 </text:p>
          </table:table-cell>
          <table:table-cell table:style-name="ce140" office:value-type="string" calcext:value-type="string">
            <text:p>PDM_SDI1_M2 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2 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2_B7 </text:p>
          </table:table-cell>
          <table:table-cell office:value-type="string" calcext:value-type="string">
            <text:p>I2S0_8CH_SDI2 </text:p>
          </table:table-cell>
          <table:table-cell table:style-name="ce140" office:value-type="string" calcext:value-type="string">
            <text:p>PDM_SDI2_M2 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1 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2_C0 </text:p>
          </table:table-cell>
          <table:table-cell office:value-type="string" calcext:value-type="string">
            <text:p>I2S0_8CH_SDI3 </text:p>
          </table:table-cell>
          <table:table-cell table:style-name="ce140" office:value-type="string" calcext:value-type="string">
            <text:p>PDM_SDI3_M2 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8 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IP8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MICN7 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IP7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2">
          <table:table-cell table:style-name="ce140" office:value-type="float" office:value="109" calcext:value-type="float">
            <text:p>109</text:p>
          </table:table-cell>
          <table:table-cell table:style-name="ce140" office:value-type="string" calcext:value-type="string">
            <text:p>UART3_TX </text:p>
          </table:table-cell>
          <table:table-cell table:style-name="ce140" office:value-type="string" calcext:value-type="string">
            <text:p>I2C3_SCL_M1 </text:p>
          </table:table-cell>
          <table:table-cell table:style-name="ce140" office:value-type="string" calcext:value-type="string">
            <text:p>SPI1_CSN0 </text:p>
          </table:table-cell>
          <table:table-cell office:value-type="string" calcext:value-type="string">
            <text:p>GPOI3_B5 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OI3_B4 </text:p>
          </table:table-cell>
          <table:table-cell office:value-type="string" calcext:value-type="string">
            <text:p>SPI1_MOSI </text:p>
          </table:table-cell>
          <table:table-cell table:style-name="ce140" office:value-type="string" calcext:value-type="string">
            <text:p>I2C3_SDA_M1 </text:p>
          </table:table-cell>
          <table:table-cell table:style-name="ce140" office:value-type="string" calcext:value-type="string">
            <text:p>UART3_RX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40" office:value-type="float" office:value="107" calcext:value-type="float">
            <text:p>107</text:p>
          </table:table-cell>
          <table:table-cell table:number-columns-repeated="2"/>
          <table:table-cell table:style-name="ce140" office:value-type="string" calcext:value-type="string">
            <text:p>SPI1_CLK </text:p>
          </table:table-cell>
          <table:table-cell office:value-type="string" calcext:value-type="string">
            <text:p>GPOI3_B3 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OI3_B2 </text:p>
          </table:table-cell>
          <table:table-cell office:value-type="string" calcext:value-type="string">
            <text:p>SPI1_MISO 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2">
          <table:table-cell table:style-name="ce140" office:value-type="float" office:value="76" calcext:value-type="float">
            <text:p>76</text:p>
          </table:table-cell>
          <table:table-cell table:number-columns-repeated="2"/>
          <table:table-cell table:style-name="ce140" office:value-type="string" calcext:value-type="string">
            <text:p>I2S0_8CH_SDO3 </text:p>
          </table:table-cell>
          <table:table-cell office:value-type="string" calcext:value-type="string">
            <text:p>GPIO2_B4 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PIO2_B3 </text:p>
          </table:table-cell>
          <table:table-cell office:value-type="string" calcext:value-type="string">
            <text:p>I2S0_8CH_SDO2 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2">
          <table:table-cell table:style-name="ce140" office:value-type="float" office:value="72" calcext:value-type="float">
            <text:p>72</text:p>
          </table:table-cell>
          <table:table-cell table:number-columns-repeated="2"/>
          <table:table-cell table:style-name="ce140" office:value-type="string" calcext:value-type="string">
            <text:p>I2S0_8CH_LRCK_RX </text:p>
          </table:table-cell>
          <table:table-cell office:value-type="string" calcext:value-type="string">
            <text:p>GPIO2_B0 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2_A6 </text:p>
          </table:table-cell>
          <table:table-cell office:value-type="string" calcext:value-type="string">
            <text:p>I2S0_8CH_SCLK_RX </text:p>
          </table:table-cell>
          <table:table-cell table:style-name="ce140" office:value-type="string" calcext:value-type="string">
            <text:p>PDM_CLK_S_M2 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2 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IP2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MICN1 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IP1 </text:p>
          </table:table-cell>
          <table:table-cell table:style-name="ce139"/>
          <table:table-cell table:number-columns-repeated="2"/>
          <table:table-cell table:style-name="ce139"/>
        </table:table-row>
        <table:table-row table:style-name="ro1">
          <table:table-cell table:number-columns-repeated="4"/>
          <table:table-cell office:value-type="string" calcext:value-type="string">
            <text:p>LINEOUT_R 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NEOUT_L </text:p>
          </table:table-cell>
          <table:table-cell table:style-name="ce139"/>
          <table:table-cell table:number-columns-repeated="2"/>
          <table:table-cell table:style-name="ce139"/>
        </table:table-row>
      </table:table>
      <table:named-expressions/>
      <table:database-ranges>
        <table:database-range table:name="__Anonymous_Sheet_DB__1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-00-0000</text:date>, <text:time style:data-style-name="N2" text:time-value="14:56:37.66344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ijs Kooijman</meta:initial-creator>
    <meta:creation-date>2025-03-06T13:04:57.371020242</meta:creation-date>
    <dc:date>2025-05-06T10:20:40.177271000</dc:date>
    <meta:editing-duration>P6DT15H45M47S</meta:editing-duration>
    <meta:editing-cycles>24</meta:editing-cycles>
    <meta:generator>LibreOffice/25.2.1.2$MacOSX_AARCH64 LibreOffice_project/d3abf4aee5fd705e4a92bba33a32f40bc4e56f49</meta:generator>
    <meta:document-statistic meta:table-count="6" meta:cell-count="3048" meta:object-count="0"/>
  </office:meta>
</office:document-meta>
</file>